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4pt" style:font-size-asian="14pt" style:font-size-complex="14pt" fo:hyphenate="true"/>
    </style:style>
    <style:style style:name="P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" style:parent-style-name="Normal" style:family="paragraph">
      <style:paragraph-properties style:text-autospace="none" fo:margin-bottom="0in" fo:line-height="100%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7" style:parent-style-name="Normal" style:family="paragraph">
      <style:paragraph-properties style:text-autospace="none" fo:margin-bottom="0in" fo:line-height="100%"/>
    </style:style>
    <style:style style:name="T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8" style:parent-style-name="Normal" style:family="paragraph">
      <style:paragraph-properties style:text-autospace="none" fo:margin-bottom="0in" fo:line-height="100%"/>
    </style:style>
    <style:style style:name="T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61" style:parent-style-name="Normal" style:family="paragraph">
      <style:paragraph-properties style:text-autospace="none" fo:margin-bottom="0in" fo:line-height="100%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70" style:parent-style-name="Normal" style:family="paragraph">
      <style:paragraph-properties style:text-autospace="none"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" style:parent-style-name="Normal" style:family="paragraph">
      <style:paragraph-properties style:text-autospace="none" fo:margin-bottom="0in" fo:line-height="100%"/>
    </style:style>
    <style:style style:name="T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00" style:parent-style-name="Normal" style:family="paragraph">
      <style:paragraph-properties style:text-autospace="none" fo:margin-bottom="0in" fo:line-height="100%"/>
    </style:style>
    <style:style style:name="T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" style:parent-style-name="Normal" style:family="paragraph">
      <style:paragraph-properties style:text-autospace="none" fo:margin-bottom="0in" fo:line-height="100%"/>
    </style:style>
    <style:style style:name="T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1" style:parent-style-name="Normal" style:family="paragraph">
      <style:paragraph-properties style:text-autospace="none" fo:margin-bottom="0in" fo:line-height="100%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" style:parent-style-name="Normal" style:family="paragraph">
      <style:paragraph-properties style:text-autospace="none" fo:margin-bottom="0in" fo:line-height="100%"/>
    </style:style>
    <style:style style:name="T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" style:parent-style-name="Normal" style:family="paragraph">
      <style:paragraph-properties style:text-autospace="none" fo:margin-bottom="0in" fo:line-height="100%"/>
    </style:style>
    <style:style style:name="T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0" style:parent-style-name="Normal" style:family="paragraph">
      <style:paragraph-properties style:text-autospace="none" fo:margin-bottom="0in" fo:line-height="100%"/>
    </style:style>
    <style:style style:name="T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45" style:parent-style-name="Normal" style:family="paragraph">
      <style:paragraph-properties style:text-autospace="none" fo:margin-bottom="0in" fo:line-height="100%"/>
    </style:style>
    <style:style style:name="T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3" style:parent-style-name="Normal" style:family="paragraph">
      <style:paragraph-properties style:text-autospace="none" fo:margin-bottom="0in" fo:line-height="100%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68" style:parent-style-name="Normal" style:family="paragraph">
      <style:paragraph-properties style:text-autospace="none" fo:margin-bottom="0in" fo:line-height="100%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" style:parent-style-name="Normal" style:family="paragraph">
      <style:paragraph-properties style:text-autospace="none" fo:margin-bottom="0in" fo:line-height="100%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" style:parent-style-name="Normal" style:family="paragraph">
      <style:paragraph-properties style:text-autospace="none" fo:margin-bottom="0in" fo:line-height="100%"/>
    </style:style>
    <style:style style:name="T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83" style:parent-style-name="Normal" style:family="paragraph">
      <style:paragraph-properties style:text-autospace="none" fo:margin-bottom="0in" fo:line-height="100%"/>
    </style:style>
    <style:style style:name="T1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1" style:parent-style-name="Normal" style:family="paragraph">
      <style:paragraph-properties style:text-autospace="none" fo:margin-bottom="0in" fo:line-height="100%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3" style:parent-style-name="Normal" style:family="paragraph">
      <style:paragraph-properties style:text-autospace="none" fo:margin-bottom="0in" fo:line-height="100%"/>
    </style:style>
    <style:style style:name="T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09" style:parent-style-name="Normal" style:family="paragraph">
      <style:paragraph-properties style:text-autospace="none" fo:margin-bottom="0in" fo:line-height="100%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19" style:parent-style-name="Normal" style:family="paragraph">
      <style:paragraph-properties style:text-autospace="none" fo:margin-bottom="0in" fo:line-height="100%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34" style:parent-style-name="Normal" style:family="paragraph">
      <style:paragraph-properties style:text-autospace="none" fo:margin-bottom="0in" fo:line-height="100%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3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42" style:parent-style-name="Normal" style:family="paragraph">
      <style:paragraph-properties style:text-autospace="none" fo:margin-bottom="0in" fo:line-height="100%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48" style:parent-style-name="Normal" style:family="paragraph">
      <style:paragraph-properties style:text-autospace="none" fo:margin-bottom="0in" fo:line-height="100%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5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57" style:parent-style-name="Normal" style:family="paragraph">
      <style:paragraph-properties style:text-autospace="none"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63" style:parent-style-name="Normal" style:family="paragraph">
      <style:paragraph-properties style:text-autospace="none" fo:margin-bottom="0in" fo:line-height="100%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72" style:parent-style-name="Normal" style:family="paragraph">
      <style:paragraph-properties style:text-autospace="none" fo:margin-bottom="0in" fo:line-height="100%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78" style:parent-style-name="Normal" style:family="paragraph">
      <style:paragraph-properties style:text-autospace="none" fo:margin-bottom="0in" fo:line-height="100%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4" style:parent-style-name="Normal" style:family="paragraph">
      <style:paragraph-properties style:text-autospace="none" fo:margin-bottom="0in" fo:line-height="100%"/>
    </style:style>
    <style:style style:name="T2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8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289" style:parent-style-name="Normal" style:family="paragraph">
      <style:paragraph-properties style:text-autospace="none" fo:margin-bottom="0in" fo:line-height="100%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99" style:parent-style-name="Normal" style:family="paragraph">
      <style:paragraph-properties style:text-autospace="none" fo:margin-bottom="0in" fo:line-height="100%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07" style:parent-style-name="Normal" style:family="paragraph">
      <style:paragraph-properties style:text-autospace="none" fo:margin-bottom="0in" fo:line-height="100%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16" style:parent-style-name="Normal" style:family="paragraph">
      <style:paragraph-properties style:text-autospace="none" fo:margin-bottom="0in" fo:line-height="100%"/>
    </style:style>
    <style:style style:name="T3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2" style:parent-style-name="Normal" style:family="paragraph">
      <style:paragraph-properties style:text-autospace="none" fo:margin-bottom="0in" fo:line-height="100%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2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28" style:parent-style-name="Normal" style:family="paragraph">
      <style:paragraph-properties style:text-autospace="none" fo:margin-bottom="0in" fo:line-height="100%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35" style:parent-style-name="Normal" style:family="paragraph">
      <style:paragraph-properties style:text-autospace="none" fo:margin-bottom="0in" fo:line-height="100%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3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3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 fo:background-color="#FFFFFF"/>
    </style:style>
    <style:style style:name="P340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41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/>
    </style:style>
    <style:style style:name="P342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344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5" style:parent-style-name="Normal" style:family="paragraph">
      <style:paragraph-properties fo:margin-bottom="0in"/>
      <style:text-properties fo:hyphenate="true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7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8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4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3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5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3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3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4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4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4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4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49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4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2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5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5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5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6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6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6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6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6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0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71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7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3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4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7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7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7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7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7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79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7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8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4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8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8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8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8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8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8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8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8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0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2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9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39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94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9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FF" fo:font-size="9.5pt" style:font-size-asian="9.5pt" style:font-size-complex="9.5pt" fo:background-color="#FFFFFF" fo:hyphenate="true"/>
    </style:style>
    <style:style style:name="P9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4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7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8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9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9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9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9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9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1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3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0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0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0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0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09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0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0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1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3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4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5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1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1172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1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7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1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1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1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1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0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37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123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2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5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6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2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2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2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2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2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2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29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4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3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1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2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3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5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6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7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8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3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3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3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3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3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39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0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5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3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4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1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2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7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8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1430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31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4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4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6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47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7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4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8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4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49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4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4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2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5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5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5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5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5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5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59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59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1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6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4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5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5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5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0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2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6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P16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7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7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7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7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7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8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6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6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6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6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69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2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4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5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3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75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5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6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8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8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7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7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79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7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7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7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8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1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2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8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5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3" style:parent-style-name="Normal" style:family="paragraph"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4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1856" style:parent-style-name="Normal" style:family="paragraph">
      <style:paragraph-properties fo:margin-bottom="0in"/>
      <style:text-properties fo:hyphenate="true"/>
    </style:style>
    <style:style style:name="T18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6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18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6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7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8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8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8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8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8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898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8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0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0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0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5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0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0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19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T1920" style:parent-style-name="DefaultParagraphFont" style:family="text">
      <style:text-properties style:font-name="Consolas" style:font-name-complex="Consolas" fo:color="#008000" fo:font-size="9.5pt" style:font-size-asian="9.5pt" style:font-size-complex="9.5pt" fo:background-color="#FFFFFF"/>
    </style:style>
    <style:style style:name="P19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2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2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29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3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3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3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3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3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4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19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6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6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6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6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7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7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7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19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8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8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8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9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19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19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199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96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199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19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0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0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0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1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1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01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1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20" style:parent-style-name="Normal" style:family="paragraph">
      <style:paragraph-properties fo:break-before="page"/>
      <style:text-properties style:font-name="Consolas" style:font-name-complex="Consolas" fo:color="#000000" fo:font-size="9.5pt" style:font-size-asian="9.5pt" style:font-size-complex="9.5pt" fo:hyphenate="true"/>
    </style:style>
    <style:style style:name="P20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fo:color="#000000" fo:font-size="12pt" style:font-size-asian="12pt" style:font-size-complex="12pt" fo:hyphenate="true"/>
    </style:style>
    <style:style style:name="P2022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2023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20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2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2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0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3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4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45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4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47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04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4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5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61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0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6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6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7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0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7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7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8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83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8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85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0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0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8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9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9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4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09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09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0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0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9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0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0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0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11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1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1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1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1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2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2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1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2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2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2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2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3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3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3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3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3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3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4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4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4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4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46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4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48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4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5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5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5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7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5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59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61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6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6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66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6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68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16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7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2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7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7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7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7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8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8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8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18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8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8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8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89" style:parent-style-name="DefaultParagraphFont" style:family="text">
      <style:text-properties style:font-name="Consolas" style:font-name-complex="Consolas" fo:color="#A31515" fo:font-size="9.5pt" style:font-size-asian="9.5pt" style:font-size-complex="9.5pt" fo:background-color="#FFFFFF"/>
    </style:style>
    <style:style style:name="T219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9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193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194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197" style:parent-style-name="Normal" style:family="paragraph">
      <style:paragraph-properties fo:margin-bottom="0in"/>
      <style:text-properties fo:hyphenate="true"/>
    </style:style>
    <style:style style:name="T219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199" style:parent-style-name="Normal" style:family="paragraph">
      <style:paragraph-properties fo:margin-bottom="0in"/>
      <style:text-properties style:font-name="Consolas" style:font-name-complex="Consolas" fo:color="#000000" fo:font-size="9.5pt" style:font-size-asian="9.5pt" style:font-size-complex="9.5pt" fo:hyphenate="true"/>
    </style:style>
    <style:style style:name="P220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0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0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0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04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P22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2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07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08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09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0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11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2" style:parent-style-name="DefaultParagraphFont" style:family="text">
      <style:text-properties style:font-name="Consolas" style:font-name-complex="Consolas" fo:color="#0000FF" fo:font-size="9.5pt" style:font-size-asian="9.5pt" style:font-size-complex="9.5pt" fo:background-color="#FFFFFF"/>
    </style:style>
    <style:style style:name="T2213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2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16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17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218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20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T2221" style:parent-style-name="DefaultParagraphFont" style:family="text">
      <style:text-properties style:font-name="Consolas" style:font-name-complex="Consolas" fo:color="#2B91AF" fo:font-size="9.5pt" style:font-size-asian="9.5pt" style:font-size-complex="9.5pt" fo:background-color="#FFFFFF"/>
    </style:style>
    <style:style style:name="T2222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  <style:style style:name="P22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background-color="#FFFFFF" fo:hyphenate="true"/>
    </style:style>
    <style:style style:name="P2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25" style:parent-style-name="DefaultParagraphFont" style:family="text">
      <style:text-properties style:font-name="Consolas" style:font-name-complex="Consolas" fo:color="#000000" fo:font-size="9.5pt" style:font-size-asian="9.5pt" style:font-size-complex="9.5pt" fo:background-color="#FFFFFF"/>
    </style:style>
  </office:automatic-styles>
  <office:body>
    <office:text text:use-soft-page-breaks="true">
      <text:p text:style-name="P1">Structural Patterns</text:p>
      <text:p text:style-name="P3">Structural patterns are concerned with how classes and objects are composed to form larger structures.</text:p>
      <text:p text:style-name="P4"/>
      <text:p text:style-name="P5"/>
      <text:p text:style-name="P6">Decorator Pattern</text:p>
      <text:p text:style-name="P7"><text:span text:style-name="T8">Decorator pattern attaches additional<text:s/></text:span><text:span text:style-name="T9">behavior without inheritance.</text:span><text:span text:style-name="T10"><text:line-break/></text:span></text:p>
      <text:p text:style-name="P11"><text:span text:style-name="T12">namespace</text:span><text:span text:style-name="T13"><text:s/>DecoratorPattern</text:span></text:p>
      <text:p text:style-name="P14"><text:span text:style-name="T15">{</text:span></text:p>
      <text:p text:style-name="P16"/>
      <text:p text:style-name="P17"><text:span text:style-name="T18"><text:s text:c="4"/></text:span><text:span text:style-name="T19">interface</text:span><text:span text:style-name="T20"><text:s/></text:span><text:span text:style-name="T21">IEmail</text:span></text:p>
      <text:p text:style-name="P22"><text:s text:c="4"/>{</text:p>
      <text:p text:style-name="P23"><text:span text:style-name="T24"><text:s text:c="8"/></text:span><text:span text:style-name="T25">string</text:span><text:span text:style-name="T26"><text:s/>Write(</text:span><text:span text:style-name="T27">string</text:span><text:span text:style-name="T28"><text:s/>message);</text:span></text:p>
      <text:p text:style-name="Normal"><text:span text:style-name="T29"><text:s text:c="4"/>}</text:span></text:p>
      <text:p text:style-name="P30"><text:span text:style-name="T31"><text:s text:c="4"/></text:span><text:span text:style-name="T32">class</text:span><text:span text:style-name="T33"><text:s/></text:span><text:span text:style-name="T34">Email</text:span><text:span text:style-name="T35"><text:s/>:<text:s/></text:span><text:span text:style-name="T36">IEmail</text:span></text:p>
      <text:p text:style-name="P37"><text:s text:c="4"/>{</text:p>
      <text:p text:style-name="P38"><text:span text:style-name="T39"><text:s text:c="8"/></text:span><text:span text:style-name="T40">public</text:span><text:span text:style-name="T41"><text:s/></text:span><text:span text:style-name="T42">string</text:span><text:span text:style-name="T43"><text:s/>Write(</text:span><text:span text:style-name="T44">string</text:span><text:span text:style-name="T45"><text:s/>message)</text:span></text:p>
      <text:p text:style-name="P46"><text:s text:c="8"/>{</text:p>
      <text:p text:style-name="P47"><text:span text:style-name="T48"><text:s text:c="12"/></text:span><text:span text:style-name="T49">return</text:span><text:span text:style-name="T50"><text:s/>message;</text:span></text:p>
      <text:p text:style-name="P51"><text:s text:c="8"/>}</text:p>
      <text:p text:style-name="Normal"><text:span text:style-name="T52"><text:s text:c="4"/>}</text:span></text:p>
      <text:p text:style-name="P53"><text:span text:style-name="T54"><text:s text:c="4"/></text:span><text:span text:style-name="T55">class</text:span><text:span text:style-name="T56"><text:s/></text:span><text:span text:style-name="T57">EmailWithAddressing</text:span><text:span text:style-name="T58"><text:s/>:<text:s/></text:span><text:span text:style-name="T59">IEmail</text:span></text:p>
      <text:p text:style-name="P60"><text:s text:c="4"/>{</text:p>
      <text:p text:style-name="P61"><text:span text:style-name="T62"><text:s text:c="8"/></text:span><text:span text:style-name="T63">IEmail</text:span><text:span text:style-name="T64"><text:s/>email;</text:span></text:p>
      <text:p text:style-name="P65"><text:span text:style-name="T66"><text:s text:c="8"/></text:span><text:span text:style-name="T67">string</text:span><text:span text:style-name="T68"><text:s/>recipient;</text:span></text:p>
      <text:p text:style-name="P69"/>
      <text:p text:style-name="P70"><text:span text:style-name="T71"><text:s text:c="8"/></text:span><text:span text:style-name="T72">public</text:span><text:span text:style-name="T73"><text:s/>EmailWithAddressing(</text:span><text:span text:style-name="T74">IEmail</text:span><text:span text:style-name="T75"><text:s/>email,<text:s/></text:span><text:span text:style-name="T76">string</text:span><text:span text:style-name="T77"><text:s/>recipient =<text:s/></text:span><text:span text:style-name="T78">null</text:span><text:span text:style-name="T79">)</text:span></text:p>
      <text:p text:style-name="P80"><text:s text:c="8"/>{</text:p>
      <text:p text:style-name="P81"><text:span text:style-name="T82"><text:s text:c="12"/></text:span><text:span text:style-name="T83">this</text:span><text:span text:style-name="T84">.email = email;</text:span></text:p>
      <text:p text:style-name="P85"><text:span text:style-name="T86"><text:s text:c="12"/></text:span><text:span text:style-name="T87">this</text:span><text:span text:style-name="T88">.recipient = recipient;</text:span></text:p>
      <text:p text:style-name="P89"><text:s text:c="8"/>}</text:p>
      <text:p text:style-name="P90"/>
      <text:p text:style-name="P91"><text:span text:style-name="T92"><text:s text:c="8"/></text:span><text:span text:style-name="T93">public</text:span><text:span text:style-name="T94"><text:s/></text:span><text:span text:style-name="T95">string</text:span><text:span text:style-name="T96"><text:s/>Write(</text:span><text:span text:style-name="T97">string</text:span><text:span text:style-name="T98"><text:s/>message)</text:span></text:p>
      <text:p text:style-name="P99"><text:s text:c="8"/>{</text:p>
      <text:p text:style-name="P100"><text:span text:style-name="T101"><text:s text:c="12"/></text:span><text:span text:style-name="T102">string</text:span><text:span text:style-name="T103"><text:s/>resultMessage = email.Write(message);</text:span></text:p>
      <text:p text:style-name="P104"><text:span text:style-name="T105"><text:s text:c="12"/></text:span><text:span text:style-name="T106">if</text:span><text:span text:style-name="T107"><text:s/>(</text:span><text:span text:style-name="T108">String</text:span><text:span text:style-name="T109">.IsNullOrEmpty(recipient))</text:span></text:p>
      <text:p text:style-name="P110"><text:s text:c="12"/>{</text:p>
      <text:p text:style-name="P111"><text:span text:style-name="T112"><text:s text:c="16"/>resultMessage =<text:s/></text:span><text:span text:style-name="T113">"Dear Sir or Madam,\n"</text:span><text:span text:style-name="T114"><text:s/>+ resultMessage;</text:span></text:p>
      <text:p text:style-name="P115"><text:span text:style-name="T116"><text:s text:c="12"/>}<text:s/></text:span><text:span text:style-name="T117">else</text:span></text:p>
      <text:p text:style-name="P118"><text:s text:c="12"/>{</text:p>
      <text:p text:style-name="P119"><text:span text:style-name="T120"><text:s text:c="16"/>resultMessage =<text:s/></text:span><text:span text:style-name="T121">String</text:span><text:span text:style-name="T122">.Format(</text:span><text:span text:style-name="T123">"Dear {0},\n"</text:span><text:span text:style-name="T124">, recipient) + resultMessage;</text:span></text:p>
      <text:p text:style-name="P125"><text:s text:c="12"/>}</text:p>
      <text:p text:style-name="P126"><text:span text:style-name="T127"><text:s text:c="12"/></text:span><text:span text:style-name="T128">return</text:span><text:span text:style-name="T129"><text:s/>resultMessage;</text:span></text:p>
      <text:p text:style-name="P130"><text:s text:c="8"/>}</text:p>
      <text:p text:style-name="Normal"><text:span text:style-name="T131"><text:s text:c="4"/>}</text:span></text:p>
      <text:p text:style-name="P132"><text:span text:style-name="T133"><text:s text:c="4"/></text:span><text:span text:style-name="T134">class</text:span><text:span text:style-name="T135"><text:s/></text:span><text:span text:style-name="T136">EmailWithSigning</text:span><text:span text:style-name="T137"><text:s/>:<text:s/></text:span><text:span text:style-name="T138">IEmail</text:span></text:p>
      <text:p text:style-name="P139"><text:s text:c="4"/>{</text:p>
      <text:p text:style-name="P140"><text:span text:style-name="T141"><text:s text:c="8"/></text:span><text:span text:style-name="T142">IEmail</text:span><text:span text:style-name="T143"><text:s/>email;</text:span></text:p>
      <text:p text:style-name="P144"/>
      <text:p text:style-name="P145"><text:span text:style-name="T146"><text:s text:c="4"/></text:span><text:span text:style-name="T147"><text:s text:c="4"/></text:span><text:span text:style-name="T148">public</text:span><text:span text:style-name="T149"><text:s/>EmailWithSigning(</text:span><text:span text:style-name="T150">IEmail</text:span><text:span text:style-name="T151"><text:s/>email)</text:span></text:p>
      <text:p text:style-name="P152"><text:s text:c="8"/>{</text:p>
      <text:p text:style-name="P153"><text:span text:style-name="T154"><text:s text:c="12"/></text:span><text:span text:style-name="T155">this</text:span><text:span text:style-name="T156">.email = email;</text:span></text:p>
      <text:p text:style-name="P157"><text:s text:c="8"/>}</text:p>
      <text:p text:style-name="P158"/>
      <text:p text:style-name="P159"><text:span text:style-name="T160"><text:s text:c="8"/></text:span><text:span text:style-name="T161">public</text:span><text:span text:style-name="T162"><text:s/></text:span><text:span text:style-name="T163">string</text:span><text:span text:style-name="T164"><text:s/>Write(</text:span><text:span text:style-name="T165">string</text:span><text:span text:style-name="T166"><text:s/>message)</text:span></text:p>
      <text:p text:style-name="P167"><text:s text:c="8"/>{</text:p>
      <text:p text:style-name="P168"><text:span text:style-name="T169"><text:s text:c="12"/></text:span><text:span text:style-name="T170">string</text:span><text:span text:style-name="T171"><text:s/>resultMessage = email.Write(message);</text:span></text:p>
      <text:p text:style-name="P172"><text:span text:style-name="T173"><text:s text:c="12"/>resultMessage +=<text:s/></text:span><text:span text:style-name="T174">"\nYours sincerely"</text:span><text:span text:style-name="T175">;</text:span></text:p>
      <text:soft-page-break/>
      <text:p text:style-name="P176"><text:span text:style-name="T177"><text:s text:c="12"/></text:span><text:span text:style-name="T178">return</text:span><text:span text:style-name="T179"><text:s/>resultMessage;</text:span></text:p>
      <text:p text:style-name="P180"><text:s text:c="8"/>}</text:p>
      <text:p text:style-name="Normal"><text:span text:style-name="T181"><text:s text:c="4"/>}</text:span></text:p>
      <text:p text:style-name="P182"/>
      <text:p text:style-name="P183"><text:span text:style-name="T184"><text:s text:c="4"/></text:span><text:span text:style-name="T185">class</text:span><text:span text:style-name="T186"><text:s/></text:span><text:span text:style-name="T187">EmailWithAttachment</text:span><text:span text:style-name="T188"><text:s/>:<text:s/></text:span><text:span text:style-name="T189">IEmail</text:span></text:p>
      <text:p text:style-name="P190"><text:s text:c="4"/>{</text:p>
      <text:p text:style-name="P191"><text:span text:style-name="T192"><text:s text:c="8"/></text:span><text:span text:style-name="T193">IEmail</text:span><text:span text:style-name="T194"><text:s/>email;</text:span></text:p>
      <text:p text:style-name="P195"/>
      <text:p text:style-name="P196"><text:span text:style-name="T197"><text:s text:c="8"/></text:span><text:span text:style-name="T198">public</text:span><text:span text:style-name="T199"><text:s/>EmailWithAttachment(</text:span><text:span text:style-name="T200">IEmail</text:span><text:span text:style-name="T201"><text:s/>email)</text:span></text:p>
      <text:p text:style-name="P202"><text:s text:c="8"/>{</text:p>
      <text:p text:style-name="P203"><text:span text:style-name="T204"><text:s text:c="12"/></text:span><text:span text:style-name="T205">this</text:span><text:span text:style-name="T206">.email = email;</text:span></text:p>
      <text:p text:style-name="P207"><text:s text:c="8"/>}</text:p>
      <text:p text:style-name="P208"/>
      <text:p text:style-name="P209"><text:span text:style-name="T210"><text:s text:c="8"/></text:span><text:span text:style-name="T211">public</text:span><text:span text:style-name="T212"><text:s/></text:span><text:span text:style-name="T213">string</text:span><text:span text:style-name="T214"><text:s/>Write(</text:span><text:span text:style-name="T215">string</text:span><text:span text:style-name="T216"><text:s/></text:span><text:span text:style-name="T217">message)</text:span></text:p>
      <text:p text:style-name="P218"><text:s text:c="8"/>{</text:p>
      <text:p text:style-name="P219"><text:span text:style-name="T220"><text:s text:c="12"/></text:span><text:span text:style-name="T221">return</text:span><text:span text:style-name="T222"><text:s/>email.Write(message);</text:span></text:p>
      <text:p text:style-name="P223"><text:s text:c="8"/>}</text:p>
      <text:p text:style-name="P224"/>
      <text:p text:style-name="P225"><text:span text:style-name="T226"><text:s text:c="8"/></text:span><text:span text:style-name="T227">public</text:span><text:span text:style-name="T228"><text:s/></text:span><text:span text:style-name="T229">string</text:span><text:span text:style-name="T230"><text:s/>AddAttachment(</text:span><text:span text:style-name="T231">string</text:span><text:span text:style-name="T232"><text:s/>attachment)</text:span></text:p>
      <text:p text:style-name="P233"><text:s text:c="8"/>{</text:p>
      <text:p text:style-name="P234"><text:span text:style-name="T235"><text:s text:c="12"/></text:span><text:span text:style-name="T236">return</text:span><text:span text:style-name="T237"><text:s/></text:span><text:span text:style-name="T238">"Added attachment: "</text:span><text:span text:style-name="T239"><text:s/>+ attachment;</text:span></text:p>
      <text:p text:style-name="P240"><text:s text:c="8"/>}</text:p>
      <text:p text:style-name="Normal"><text:span text:style-name="T241"><text:s text:c="4"/>}</text:span></text:p>
      <text:p text:style-name="P242"><text:span text:style-name="T243"><text:s text:c="4"/></text:span><text:span text:style-name="T244">class</text:span><text:span text:style-name="T245"><text:s/></text:span><text:span text:style-name="T246">Program</text:span></text:p>
      <text:p text:style-name="P247"><text:s text:c="4"/>{</text:p>
      <text:p text:style-name="P248"><text:span text:style-name="T249"><text:s text:c="8"/></text:span><text:span text:style-name="T250">static</text:span><text:span text:style-name="T251"><text:s/></text:span><text:span text:style-name="T252">void</text:span><text:span text:style-name="T253"><text:s/>Main(</text:span><text:span text:style-name="T254">string</text:span><text:span text:style-name="T255">[] args)</text:span></text:p>
      <text:p text:style-name="P256"><text:s text:c="8"/>{</text:p>
      <text:p text:style-name="P257"><text:span text:style-name="T258"><text:s text:c="12"/></text:span><text:span text:style-name="T259">Console</text:span><text:span text:style-name="T260">.WriteLine(</text:span><text:span text:style-name="T261">"Decorator Pattern\n"</text:span><text:span text:style-name="T262">);</text:span></text:p>
      <text:p text:style-name="P263"><text:span text:style-name="T264"><text:s text:c="12"/></text:span><text:span text:style-name="T265">IEmail</text:span><text:span text:style-name="T266"><text:s/>email =<text:s/></text:span><text:span text:style-name="T267">new</text:span><text:span text:style-name="T268"><text:s/></text:span><text:span text:style-name="T269">Email</text:span><text:span text:style-name="T270">();</text:span></text:p>
      <text:p text:style-name="P271"/>
      <text:p text:style-name="P272"><text:span text:style-name="T273"><text:s text:c="12"/></text:span><text:span text:style-name="T274">Console</text:span><text:span text:style-name="T275">.WriteLine(</text:span><text:span text:style-name="T276">"Basic Component:"</text:span><text:span text:style-name="T277">);</text:span></text:p>
      <text:p text:style-name="P278"><text:span text:style-name="T279"><text:s text:c="12"/></text:span><text:span text:style-name="T280">Console</text:span><text:span text:style-name="T281">.WriteLine(email.Write(</text:span><text:span text:style-name="T282">"How are you?"</text:span><text:span text:style-name="T283">));</text:span></text:p>
      <text:p text:style-name="P284"><text:span text:style-name="T285"><text:s text:c="12"/></text:span><text:span text:style-name="T286">Console</text:span><text:span text:style-name="T287">.WriteLine();</text:span></text:p>
      <text:p text:style-name="P288"/>
      <text:p text:style-name="P289"><text:span text:style-name="T290"><text:s text:c="12"/></text:span><text:span text:style-name="T291">EmailWithAddressing</text:span><text:span text:style-name="T292"><text:s/>addressedEmail =<text:s/></text:span><text:span text:style-name="T293">new</text:span><text:span text:style-name="T294"><text:s/></text:span><text:span text:style-name="T295">EmailWithAddressing</text:span><text:span text:style-name="T296">(email,<text:s/></text:span><text:span text:style-name="T297">"Bob"</text:span><text:span text:style-name="T298">);</text:span></text:p>
      <text:p text:style-name="P299"><text:span text:style-name="T300"><text:s text:c="12"/></text:span><text:span text:style-name="T301">EmailWithSigning</text:span><text:span text:style-name="T302"><text:s/>signedEmail =<text:s/></text:span><text:span text:style-name="T303">new</text:span><text:span text:style-name="T304"><text:s/></text:span><text:span text:style-name="T305">EmailWithSigning</text:span><text:span text:style-name="T306">(addressedEmail);</text:span></text:p>
      <text:p text:style-name="P307"><text:span text:style-name="T308"><text:s text:c="12"/></text:span><text:span text:style-name="T309">EmailWithAttachment</text:span><text:span text:style-name="T310"><text:s/>emailWithAttachment =<text:s/></text:span><text:span text:style-name="T311">new</text:span><text:span text:style-name="T312"><text:s/></text:span><text:span text:style-name="T313">EmailWithAttac</text:span><text:span text:style-name="T314">hment</text:span><text:span text:style-name="T315">(signedEmail);</text:span></text:p>
      <text:p text:style-name="P316"><text:span text:style-name="T317"><text:s text:c="12"/></text:span><text:span text:style-name="T318">Console</text:span><text:span text:style-name="T319">.WriteLine(</text:span><text:span text:style-name="T320">"Decorated Component:"</text:span><text:span text:style-name="T321">);</text:span></text:p>
      <text:p text:style-name="P322"><text:span text:style-name="T323"><text:s text:c="12"/></text:span><text:span text:style-name="T324">Console</text:span><text:span text:style-name="T325">.WriteLine(emailWithAttachment.Write(</text:span><text:span text:style-name="T326">"How are you?"</text:span><text:span text:style-name="T327">));</text:span></text:p>
      <text:p text:style-name="P328"><text:span text:style-name="T329"><text:s text:c="12"/></text:span><text:span text:style-name="T330">Console</text:span><text:span text:style-name="T331">.WriteLine(emailWithAttachment.AddAttachment(</text:span><text:span text:style-name="T332">"Image"</text:span><text:span text:style-name="T333">));</text:span></text:p>
      <text:p text:style-name="P334"/>
      <text:p text:style-name="P335"><text:span text:style-name="T336"><text:s text:c="12"/></text:span><text:span text:style-name="T337">Console</text:span><text:span text:style-name="T338">.ReadLine();</text:span></text:p>
      <text:p text:style-name="P339"><text:s text:c="8"/>}</text:p>
      <text:p text:style-name="P340"><text:s text:c="4"/>}</text:p>
      <text:p text:style-name="P341">}</text:p>
      <text:p text:style-name="P342"/>
      <text:p text:style-name="P343">Proxy Pattern</text:p>
      <text:p text:style-name="P344">Proxy pattern controls the creation of and access to others objects.<text:s/></text:p>
      <text:p text:style-name="P345"><text:span text:style-name="T346">There are several kinds of proxies:</text:span></text:p>
      <text:p text:style-name="P347"><text:s/>- Virtual proxies. Hands creation of an object over to another object.</text:p>
      <text:p text:style-name="P348"><text:s/>- Authentication proxies. Checks the access<text:s/>permissions for a request.</text:p>
      <text:p text:style-name="P349"><text:s/>- Remote proxies. Sends requests across the network.</text:p>
      <text:p text:style-name="P350"><text:s/>- Smart proxies. Changes requests before sending them on.</text:p>
      <text:p text:style-name="P351"/>
      <text:p text:style-name="P352"><text:span text:style-name="T353">namespace</text:span><text:span text:style-name="T354"><text:s/>ProxyPattern</text:span></text:p>
      <text:p text:style-name="P355">{</text:p>
      <text:p text:style-name="P356"><text:span text:style-name="T357"><text:s text:c="4"/></text:span><text:span text:style-name="T358">class</text:span><text:span text:style-name="T359"><text:s/></text:span><text:span text:style-name="T360">HelpDeskSystem</text:span></text:p>
      <text:p text:style-name="P361"><text:s text:c="4"/>{</text:p>
      <text:p text:style-name="P362"/>
      <text:p text:style-name="P363"><text:span text:style-name="T364"><text:s text:c="8"/></text:span><text:span text:style-name="T365">private</text:span><text:span text:style-name="T366"><text:s/></text:span><text:span text:style-name="T367">class</text:span><text:span text:style-name="T368"><text:s/></text:span><text:span text:style-name="T369">HelpDesk</text:span></text:p>
      <text:p text:style-name="P370"><text:s text:c="8"/>{</text:p>
      <text:p text:style-name="P371"><text:span text:style-name="T372"><text:s text:c="12"/></text:span><text:span text:style-name="T373">static</text:span><text:span text:style-name="T374"><text:s/></text:span><text:span text:style-name="T375">SortedList</text:span><text:span text:style-name="T376">&lt;</text:span><text:span text:style-name="T377">string</text:span><text:span text:style-name="T378">,<text:s/></text:span><text:span text:style-name="T379">HelpDesk</text:span><text:span text:style-name="T380">&gt; users =<text:s/></text:span><text:span text:style-name="T381">new</text:span><text:span text:style-name="T382"><text:s/></text:span><text:span text:style-name="T383">SortedList</text:span><text:span text:style-name="T384">&lt;</text:span><text:span text:style-name="T385">string</text:span><text:span text:style-name="T386">,<text:s/></text:span><text:span text:style-name="T387">HelpDesk</text:span><text:span text:style-name="T388">&gt;();</text:span></text:p>
      <text:p text:style-name="P389"><text:span text:style-name="T390"><text:s text:c="12"/></text:span><text:span text:style-name="T391">string</text:span><text:span text:style-name="T392"><text:s/>user;</text:span></text:p>
      <text:p text:style-name="P393"/>
      <text:p text:style-name="P394"><text:span text:style-name="T395"><text:s text:c="12"/></text:span><text:span text:style-name="T396">public</text:span><text:span text:style-name="T397"><text:s/></text:span><text:span text:style-name="T398">static</text:span><text:span text:style-name="T399"><text:s/></text:span><text:span text:style-name="T400">bool</text:span><text:span text:style-name="T401"><text:s/>IsUnique(</text:span><text:span text:style-name="T402">string</text:span><text:span text:style-name="T403"><text:s/>userName)</text:span></text:p>
      <text:p text:style-name="P404"><text:s text:c="12"/>{</text:p>
      <text:p text:style-name="P405"><text:span text:style-name="T406"><text:s text:c="16"/></text:span><text:span text:style-name="T407">return</text:span><text:span text:style-name="T408"><text:s/>!users.ContainsKey(userName);</text:span></text:p>
      <text:p text:style-name="P409"><text:s text:c="12"/>}</text:p>
      <text:p text:style-name="P410"/>
      <text:p text:style-name="P411"><text:span text:style-name="T412"><text:s text:c="12"/></text:span><text:span text:style-name="T413">internal</text:span><text:span text:style-name="T414"><text:s/>HelpDesk(</text:span><text:span text:style-name="T415">string</text:span><text:span text:style-name="T416"><text:s/>userName)</text:span></text:p>
      <text:p text:style-name="P417"><text:s text:c="12"/>{</text:p>
      <text:p text:style-name="P418"><text:s text:c="16"/>user = userName;</text:p>
      <text:p text:style-name="P419"><text:span text:style-name="T420"><text:s text:c="16"/>users[userName] =<text:s/></text:span><text:span text:style-name="T421">this</text:span><text:span text:style-name="T422">;</text:span></text:p>
      <text:p text:style-name="P423"><text:s text:c="12"/>}</text:p>
      <text:p text:style-name="P424"/>
      <text:p text:style-name="P425"><text:span text:style-name="T426"><text:s text:c="12"/></text:span><text:span text:style-name="T427">internal</text:span><text:span text:style-name="T428"><text:s/></text:span><text:span text:style-name="T429">void</text:span><text:span text:style-name="T430"><text:s/>CreateTicket(</text:span><text:span text:style-name="T431">string</text:span><text:span text:style-name="T432"><text:s/>message)</text:span></text:p>
      <text:p text:style-name="P433"><text:s text:c="12"/>{</text:p>
      <text:p text:style-name="P434"><text:span text:style-name="T435"><text:s text:c="16"/></text:span><text:span text:style-name="T436">Console</text:span><text:span text:style-name="T437">.WriteLine(</text:span><text:span text:style-name="T438">String</text:span><text:span text:style-name="T439">.Format(</text:span><text:span text:style-name="T440">"{0} created new ticket: {1}"</text:span><text:span text:style-name="T441">, user, message));</text:span></text:p>
      <text:p text:style-name="P442"><text:s text:c="12"/>}</text:p>
      <text:p text:style-name="P443"/>
      <text:p text:style-name="P444"><text:s text:c="8"/>}</text:p>
      <text:p text:style-name="P445"/>
      <text:p text:style-name="P446"><text:span text:style-name="T447"><text:s text:c="8"/></text:span><text:span text:style-name="T448">public</text:span><text:span text:style-name="T449"><text:s/></text:span><text:span text:style-name="T450">class</text:span><text:span text:style-name="T451"><text:s/></text:span><text:span text:style-name="T452">HelpDeskProxy</text:span></text:p>
      <text:p text:style-name="P453"><text:s text:c="8"/>{</text:p>
      <text:p text:style-name="P454"><text:span text:style-name="T455"><text:s text:c="12"/></text:span><text:span text:style-name="T456">HelpDesk</text:span><text:span text:style-name="T457"><text:s/>myHelpDesk;</text:span></text:p>
      <text:p text:style-name="P458"><text:span text:style-name="T459"><text:s text:c="12"/></text:span><text:span text:style-name="T460">string</text:span><text:span text:style-name="T461"><text:s/>user;</text:span></text:p>
      <text:p text:style-name="P462"><text:span text:style-name="T463"><text:s text:c="12"/></text:span><text:span text:style-name="T464">string</text:span><text:span text:style-name="T465"><text:s/>password;</text:span></text:p>
      <text:p text:style-name="P466"><text:span text:style-name="T467"><text:s text:c="12"/></text:span><text:span text:style-name="T468">bool</text:span><text:span text:style-name="T469"><text:s/>loggedIn =<text:s/></text:span><text:span text:style-name="T470">false</text:span><text:span text:style-name="T471">;</text:span></text:p>
      <text:p text:style-name="P472"/>
      <text:p text:style-name="P473"><text:span text:style-name="T474"><text:s text:c="12"/></text:span><text:span text:style-name="T475">void</text:span><text:span text:style-name="T476"><text:s/>Register()</text:span></text:p>
      <text:p text:style-name="P477"><text:s text:c="12"/>{</text:p>
      <text:p text:style-name="P478"><text:span text:style-name="T479"><text:s text:c="16"/></text:span><text:span text:style-name="T480">Console</text:span><text:span text:style-name="T481">.WriteLine(</text:span><text:span text:style-name="T482">"\nLet's register your HelpDesk account"</text:span><text:span text:style-name="T483">);</text:span></text:p>
      <text:p text:style-name="P484"><text:span text:style-name="T485"><text:s text:c="16"/></text:span><text:span text:style-name="T486">do</text:span></text:p>
      <text:p text:style-name="P487"><text:s text:c="16"/>{</text:p>
      <text:p text:style-name="P488"><text:span text:style-name="T489"><text:s text:c="20"/></text:span><text:span text:style-name="T490">Console</text:span><text:span text:style-name="T491">.WriteLine(</text:span><text:span text:style-name="T492">"All HelpDesk accounts must be unique"</text:span><text:span text:style-name="T493">);</text:span></text:p>
      <text:p text:style-name="P494"><text:span text:style-name="T495"><text:s text:c="20"/></text:span><text:span text:style-name="T496">Console</text:span><text:span text:style-name="T497">.Write(</text:span><text:span text:style-name="T498">"Type in a user name: "</text:span><text:span text:style-name="T499">);</text:span></text:p>
      <text:p text:style-name="P500"><text:span text:style-name="T501"><text:s text:c="20"/>user =<text:s/></text:span><text:span text:style-name="T502">Console</text:span><text:span text:style-name="T503">.ReadLine();</text:span></text:p>
      <text:p text:style-name="P504"><text:span text:style-name="T505"><text:s text:c="16"/>}<text:s/></text:span><text:span text:style-name="T506">while</text:span><text:span text:style-name="T507"><text:s/>(!</text:span><text:span text:style-name="T508">HelpDesk</text:span><text:span text:style-name="T509">.IsUnique(user));</text:span></text:p>
      <text:p text:style-name="P510"><text:span text:style-name="T511"><text:s text:c="16"/></text:span><text:span text:style-name="T512">Console</text:span><text:span text:style-name="T513">.Write(</text:span><text:span text:style-name="T514">"Type in a password: "</text:span><text:span text:style-name="T515">);</text:span></text:p>
      <text:p text:style-name="P516"><text:span text:style-name="T517"><text:s text:c="16"/>password =<text:s/></text:span><text:span text:style-name="T518">Console</text:span><text:span text:style-name="T519">.ReadLine();</text:span></text:p>
      <text:p text:style-name="P520"><text:span text:style-name="T521"><text:s text:c="15"/></text:span><text:span text:style-name="T522"><text:s/></text:span><text:span text:style-name="T523">Console</text:span><text:span text:style-name="T524">.WriteLine(</text:span><text:span text:style-name="T525">"Thanks for registering with HelpDesk"</text:span><text:span text:style-name="T526">);</text:span></text:p>
      <text:p text:style-name="P527"><text:s text:c="12"/>}</text:p>
      <text:p text:style-name="P528"/>
      <text:p text:style-name="P529"><text:span text:style-name="T530"><text:s text:c="12"/></text:span><text:span text:style-name="T531">bool</text:span><text:span text:style-name="T532"><text:s/>Authenticate()</text:span></text:p>
      <text:soft-page-break/>
      <text:p text:style-name="P533"><text:s text:c="12"/>{</text:p>
      <text:p text:style-name="P534"><text:span text:style-name="T535"><text:s text:c="16"/></text:span><text:span text:style-name="T536">Console</text:span><text:span text:style-name="T537">.Write(</text:span><text:span text:style-name="T538">String</text:span><text:span text:style-name="T539">.Format(</text:span><text:span text:style-name="T540">"Welcome {0}. Please type in your password: "</text:span><text:span text:style-name="T541">, user));</text:span></text:p>
      <text:p text:style-name="P542"><text:span text:style-name="T543"><text:s text:c="16"/></text:span><text:span text:style-name="T544">string</text:span><text:span text:style-name="T545"><text:s/>supplied =<text:s/></text:span><text:span text:style-name="T546">Console</text:span><text:span text:style-name="T547">.ReadLine();</text:span></text:p>
      <text:p text:style-name="P548"><text:span text:style-name="T549"><text:s text:c="16"/></text:span><text:span text:style-name="T550">if</text:span><text:span text:style-name="T551"><text:s/>(password == supplied)</text:span></text:p>
      <text:p text:style-name="P552"><text:s text:c="16"/>{</text:p>
      <text:p text:style-name="P553"><text:span text:style-name="T554"><text:s text:c="20"/>loggedIn =<text:s/></text:span><text:span text:style-name="T555">true</text:span><text:span text:style-name="T556">;</text:span></text:p>
      <text:p text:style-name="P557"><text:span text:style-name="T558"><text:s text:c="20"/></text:span><text:span text:style-name="T559">Console</text:span><text:span text:style-name="T560">.WriteLine(</text:span><text:span text:style-name="T561">"Logged into HelpDesk"</text:span><text:span text:style-name="T562">);</text:span></text:p>
      <text:p text:style-name="P563"><text:span text:style-name="T564"><text:s text:c="20"/></text:span><text:span text:style-name="T565">if</text:span><text:span text:style-name="T566"><text:s/>(myHelpDesk ==<text:s/></text:span><text:span text:style-name="T567">null</text:span><text:span text:style-name="T568">)</text:span></text:p>
      <text:p text:style-name="P569"><text:s text:c="20"/>{</text:p>
      <text:p text:style-name="P570"><text:span text:style-name="T571"><text:s text:c="10"/></text:span><text:span text:style-name="T572"><text:s text:c="14"/>myHelpDesk =<text:s/></text:span><text:span text:style-name="T573">new</text:span><text:span text:style-name="T574"><text:s/></text:span><text:span text:style-name="T575">HelpDesk</text:span><text:span text:style-name="T576">(user);</text:span></text:p>
      <text:p text:style-name="P577"><text:s text:c="20"/>}</text:p>
      <text:p text:style-name="P578"><text:span text:style-name="T579"><text:s text:c="20"/></text:span><text:span text:style-name="T580">return</text:span><text:span text:style-name="T581"><text:s/></text:span><text:span text:style-name="T582">true</text:span><text:span text:style-name="T583">;</text:span></text:p>
      <text:p text:style-name="P584"><text:s text:c="16"/>}</text:p>
      <text:p text:style-name="P585"><text:span text:style-name="T586"><text:s text:c="16"/></text:span><text:span text:style-name="T587">Console</text:span><text:span text:style-name="T588">.WriteLine(</text:span><text:span text:style-name="T589">"Incorrect password"</text:span><text:span text:style-name="T590">);</text:span></text:p>
      <text:p text:style-name="P591"><text:span text:style-name="T592"><text:s text:c="16"/></text:span><text:span text:style-name="T593">return</text:span><text:span text:style-name="T594"><text:s/></text:span><text:span text:style-name="T595">false</text:span><text:span text:style-name="T596">;</text:span></text:p>
      <text:p text:style-name="P597"><text:s text:c="12"/>}</text:p>
      <text:p text:style-name="P598"/>
      <text:p text:style-name="P599"><text:span text:style-name="T600"><text:s text:c="12"/></text:span><text:span text:style-name="T601">void</text:span><text:span text:style-name="T602"><text:s/>Check()</text:span></text:p>
      <text:p text:style-name="P603"><text:s text:c="12"/>{</text:p>
      <text:p text:style-name="P604"><text:span text:style-name="T605"><text:s text:c="16"/></text:span><text:span text:style-name="T606">if</text:span><text:span text:style-name="T607"><text:s/>(!loggedIn)</text:span></text:p>
      <text:p text:style-name="P608"><text:s text:c="16"/>{</text:p>
      <text:p text:style-name="P609"><text:span text:style-name="T610"><text:s text:c="20"/></text:span><text:span text:style-name="T611">if</text:span><text:span text:style-name="T612"><text:s/>(password ==<text:s/></text:span><text:span text:style-name="T613">null</text:span><text:span text:style-name="T614">)</text:span></text:p>
      <text:p text:style-name="P615"><text:s text:c="20"/>{</text:p>
      <text:p text:style-name="P616"><text:s text:c="24"/>Register();</text:p>
      <text:p text:style-name="P617"><text:s text:c="20"/>}</text:p>
      <text:p text:style-name="P618"><text:span text:style-name="T619"><text:s text:c="20"/></text:span><text:span text:style-name="T620">if</text:span><text:span text:style-name="T621"><text:s/>(myHelpDesk ==<text:s/></text:span><text:span text:style-name="T622">null</text:span><text:span text:style-name="T623">)</text:span></text:p>
      <text:p text:style-name="P624"><text:s text:c="20"/>{</text:p>
      <text:p text:style-name="P625"><text:s text:c="24"/>Authenticate();</text:p>
      <text:p text:style-name="P626"><text:s text:c="20"/>}</text:p>
      <text:p text:style-name="P627"><text:s text:c="16"/>}</text:p>
      <text:p text:style-name="P628"><text:s text:c="12"/>}</text:p>
      <text:p text:style-name="P629"/>
      <text:p text:style-name="P630"><text:span text:style-name="T631"><text:s text:c="12"/></text:span><text:span text:style-name="T632">public</text:span><text:span text:style-name="T633"><text:s/></text:span><text:span text:style-name="T634">void</text:span><text:span text:style-name="T635"><text:s/>CreateTicket(</text:span><text:span text:style-name="T636">string</text:span><text:span text:style-name="T637"><text:s/>message)</text:span></text:p>
      <text:p text:style-name="P638"><text:s text:c="12"/>{</text:p>
      <text:p text:style-name="P639"><text:s text:c="16"/>Check();</text:p>
      <text:p text:style-name="P640"><text:span text:style-name="T641"><text:s text:c="16"/></text:span><text:span text:style-name="T642">if</text:span><text:span text:style-name="T643"><text:s/>(loggedIn)</text:span></text:p>
      <text:p text:style-name="P644"><text:s text:c="16"/>{</text:p>
      <text:p text:style-name="P645"><text:s text:c="20"/>myHelpDesk.CreateTicket(message);</text:p>
      <text:p text:style-name="P646"><text:s text:c="16"/>}</text:p>
      <text:p text:style-name="P647"><text:s text:c="12"/>}</text:p>
      <text:p text:style-name="P648"><text:s text:c="8"/>}</text:p>
      <text:p text:style-name="P649"/>
      <text:p text:style-name="P650"><text:s text:c="4"/>}</text:p>
      <text:p text:style-name="P651"/>
      <text:p text:style-name="P652"><text:span text:style-name="T653"><text:s text:c="4"/></text:span><text:span text:style-name="T654">class</text:span><text:span text:style-name="T655"><text:s/></text:span><text:span text:style-name="T656">Program</text:span><text:span text:style-name="T657"><text:s/>:<text:s/></text:span><text:span text:style-name="T658">HelpDeskSystem</text:span></text:p>
      <text:p text:style-name="P659"><text:s text:c="4"/>{</text:p>
      <text:p text:style-name="P660"><text:span text:style-name="T661"><text:s text:c="8"/></text:span><text:span text:style-name="T662">static</text:span><text:span text:style-name="T663"><text:s/></text:span><text:span text:style-name="T664">void</text:span><text:span text:style-name="T665"><text:s/>Main(</text:span><text:span text:style-name="T666">string</text:span><text:span text:style-name="T667">[] args)</text:span></text:p>
      <text:p text:style-name="P668"><text:s text:c="8"/>{</text:p>
      <text:p text:style-name="P669"><text:span text:style-name="T670"><text:s text:c="12"/></text:span><text:span text:style-name="T671">Console</text:span><text:span text:style-name="T672">.WriteLine(</text:span><text:span text:style-name="T673">"Proxy Pattern"</text:span><text:span text:style-name="T674">);</text:span></text:p>
      <text:p text:style-name="P675"/>
      <text:p text:style-name="P676"><text:span text:style-name="T677"><text:s text:c="12"/></text:span><text:span text:style-name="T678">HelpDeskProxy</text:span><text:span text:style-name="T679"><text:s/>userA =</text:span><text:span text:style-name="T680"><text:s/></text:span><text:span text:style-name="T681">new</text:span><text:span text:style-name="T682"><text:s/></text:span><text:span text:style-name="T683">HelpDeskProxy</text:span><text:span text:style-name="T684">();</text:span></text:p>
      <text:p text:style-name="P685"><text:span text:style-name="T686"><text:s text:c="12"/>userA.CreateTicket(</text:span><text:span text:style-name="T687">"My printer doesn't work..."</text:span><text:span text:style-name="T688">);</text:span></text:p>
      <text:p text:style-name="P689"/>
      <text:p text:style-name="P690"><text:span text:style-name="T691"><text:s text:c="12"/></text:span><text:span text:style-name="T692">HelpDeskProxy</text:span><text:span text:style-name="T693"><text:s/>userB =<text:s/></text:span><text:span text:style-name="T694">new</text:span><text:span text:style-name="T695"><text:s/></text:span><text:span text:style-name="T696">HelpDeskProxy</text:span><text:span text:style-name="T697">();</text:span></text:p>
      <text:p text:style-name="P698"><text:span text:style-name="T699"><text:s text:c="12"/>userB.CreateTicket(</text:span><text:span text:style-name="T700">"I can't access my email..."</text:span><text:span text:style-name="T701">);</text:span></text:p>
      <text:p text:style-name="P702"/>
      <text:p text:style-name="P703"><text:span text:style-name="T704"><text:s text:c="12"/></text:span><text:span text:style-name="T705">Console</text:span><text:span text:style-name="T706">.ReadLine();</text:span></text:p>
      <text:p text:style-name="P707"><text:s text:c="8"/>}</text:p>
      <text:p text:style-name="P708"><text:s text:c="4"/>}</text:p>
      <text:p text:style-name="P709">}</text:p>
      <text:p text:style-name="P710"/>
      <text:p text:style-name="P711">Bridge Pattern</text:p>
      <text:p text:style-name="P712">Bridge pattern separates an abstraction from its implementation. It is useful when a new version of software should replace an existing version, but the older version must still run for its existing client base.</text:p>
      <text:p text:style-name="P713"/>
      <text:p text:style-name="P714"><text:span text:style-name="T715">namespace</text:span><text:span text:style-name="T716"><text:s/>BridgePattern</text:span></text:p>
      <text:p text:style-name="P717">{</text:p>
      <text:p text:style-name="P718"><text:span text:style-name="T719"><text:s text:c="4"/></text:span><text:span text:style-name="T720">// Bridge</text:span></text:p>
      <text:p text:style-name="P721"><text:span text:style-name="T722"><text:s text:c="4"/></text:span><text:span text:style-name="T723">interface</text:span><text:span text:style-name="T724"><text:s/></text:span><text:span text:style-name="T725">IBridge</text:span></text:p>
      <text:p text:style-name="P726"><text:s text:c="4"/>{</text:p>
      <text:p text:style-name="P727"><text:span text:style-name="T728"><text:s text:c="8"/></text:span><text:span text:style-name="T729">void</text:span><text:span text:style-name="T730"><text:s/>CreateTicket(</text:span><text:span text:style-name="T731">string</text:span><text:span text:style-name="T732"><text:s/>message);</text:span></text:p>
      <text:p text:style-name="P733"><text:s text:c="4"/>}</text:p>
      <text:p text:style-name="P734"/>
      <text:p text:style-name="P735"><text:span text:style-name="T736"><text:s text:c="4"/></text:span><text:span text:style-name="T737">// Abstraction</text:span></text:p>
      <text:p text:style-name="P738"><text:span text:style-name="T739"><text:s text:c="4"/></text:span><text:span text:style-name="T740">class</text:span><text:span text:style-name="T741"><text:s/></text:span><text:span text:style-name="T742">Portal</text:span></text:p>
      <text:p text:style-name="P743"><text:s text:c="4"/>{</text:p>
      <text:p text:style-name="P744"><text:span text:style-name="T745"><text:s text:c="8"/></text:span><text:span text:style-name="T746">IBridge</text:span><text:span text:style-name="T747"><text:s/>bridge;</text:span></text:p>
      <text:p text:style-name="P748"/>
      <text:p text:style-name="P749"><text:span text:style-name="T750"><text:s text:c="8"/></text:span><text:span text:style-name="T751">public</text:span><text:span text:style-name="T752"><text:s/>Portal(</text:span><text:span text:style-name="T753">IBridge</text:span><text:span text:style-name="T754"><text:s/>aHelpDesk)</text:span></text:p>
      <text:p text:style-name="P755"><text:s text:c="8"/>{</text:p>
      <text:p text:style-name="P756"><text:s text:c="12"/>bridge = aHelpDesk;</text:p>
      <text:p text:style-name="P757"><text:s text:c="8"/>}</text:p>
      <text:p text:style-name="P758"/>
      <text:p text:style-name="P759"><text:span text:style-name="T760"><text:s text:c="8"/></text:span><text:span text:style-name="T761">public</text:span><text:span text:style-name="T762"><text:s/></text:span><text:span text:style-name="T763">void</text:span><text:span text:style-name="T764"><text:s/>CreateTicket(</text:span><text:span text:style-name="T765">string</text:span><text:span text:style-name="T766"><text:s/>message)</text:span></text:p>
      <text:p text:style-name="P767"><text:s text:c="8"/>{</text:p>
      <text:p text:style-name="P768"><text:s text:c="12"/>bridge.CreateTicket(message);</text:p>
      <text:p text:style-name="P769"><text:s text:c="8"/>}</text:p>
      <text:p text:style-name="P770"/>
      <text:p text:style-name="P771"><text:s text:c="4"/>}</text:p>
      <text:p text:style-name="P772"/>
      <text:p text:style-name="P773"><text:span text:style-name="T774"><text:s text:c="4"/></text:span><text:span text:style-name="T775">class</text:span><text:span text:style-name="T776"><text:s/></text:span><text:span text:style-name="T777">HelpDeskSystem</text:span></text:p>
      <text:p text:style-name="P778"><text:s text:c="4"/>{</text:p>
      <text:p text:style-name="P779"><text:span text:style-name="T780"><text:s text:c="8"/></text:span><text:span text:style-name="T781">// The Subject</text:span></text:p>
      <text:p text:style-name="P782"><text:span text:style-name="T783"><text:s text:c="8"/></text:span><text:span text:style-name="T784">private</text:span><text:span text:style-name="T785"><text:s/></text:span><text:span text:style-name="T786">class</text:span><text:span text:style-name="T787"><text:s/></text:span><text:span text:style-name="T788">HelpDesk<text:s/></text:span><text:span text:style-name="T789">{...}</text:span></text:p>
      <text:p text:style-name="P790"/>
      <text:p text:style-name="P791"><text:span text:style-name="T792"><text:s text:c="8"/></text:span><text:span text:style-name="T793">// The Proxy</text:span></text:p>
      <text:p text:style-name="P794"><text:span text:style-name="T795"><text:s text:c="8"/></text:span><text:span text:style-name="T796">public</text:span><text:span text:style-name="T797"><text:s/></text:span><text:span text:style-name="T798">class</text:span><text:span text:style-name="T799"><text:s/></text:span><text:span text:style-name="T800">HelpDeskProxy<text:s/></text:span><text:span text:style-name="T801">{...}</text:span></text:p>
      <text:p text:style-name="P802"/>
      <text:p text:style-name="P803"><text:span text:style-name="T804"><text:s text:c="8"/></text:span><text:span text:style-name="T805">// New version of Proxy</text:span></text:p>
      <text:p text:style-name="P806"><text:span text:style-name="T807"><text:s text:c="8"/></text:span><text:span text:style-name="T808">public</text:span><text:span text:style-name="T809"><text:s/></text:span><text:span text:style-name="T810">class</text:span><text:span text:style-name="T811"><text:s/></text:span><text:span text:style-name="T812">OpenHelpDeskProxy</text:span><text:span text:style-name="T813"><text:s/>:<text:s/></text:span><text:span text:style-name="T814">IBridge</text:span></text:p>
      <text:p text:style-name="P815"><text:s text:c="8"/>{</text:p>
      <text:p text:style-name="P816"><text:span text:style-name="T817"><text:s text:c="12"/></text:span><text:span text:style-name="T818">HelpDesk</text:span><text:span text:style-name="T819"><text:s/>myOpenHelpDesk;</text:span></text:p>
      <text:p text:style-name="P820"><text:span text:style-name="T821"><text:s text:c="12"/></text:span><text:span text:style-name="T822">static</text:span><text:span text:style-name="T823"><text:s/></text:span><text:span text:style-name="T824">int</text:span><text:span text:style-name="T825"><text:s/>usersCount;</text:span></text:p>
      <text:p text:style-name="P826"><text:span text:style-name="T827"><text:s text:c="12"/></text:span><text:span text:style-name="T828">string</text:span><text:span text:style-name="T829"><text:s/>user;</text:span></text:p>
      <text:p text:style-name="P830"/>
      <text:p text:style-name="P831"><text:span text:style-name="T832"><text:s text:c="12"/></text:span><text:span text:style-name="T833">public</text:span><text:span text:style-name="T834"><text:s/>OpenHelpDeskProxy(</text:span><text:span text:style-name="T835">string</text:span><text:span text:style-name="T836"><text:s/>us</text:span><text:span text:style-name="T837">erName)</text:span></text:p>
      <text:p text:style-name="P838"><text:s text:c="12"/>{</text:p>
      <text:p text:style-name="P839"><text:s text:c="16"/>user = userName;</text:p>
      <text:p text:style-name="P840"><text:s text:c="16"/>usersCount++;</text:p>
      <text:p text:style-name="P841"><text:span text:style-name="T842"><text:s text:c="16"/>myOpenHelpDesk =<text:s/></text:span><text:span text:style-name="T843">new</text:span><text:span text:style-name="T844"><text:s/></text:span><text:span text:style-name="T845">HelpDesk</text:span><text:span text:style-name="T846">(user +<text:s/></text:span><text:span text:style-name="T847">"-"</text:span><text:span text:style-name="T848"><text:s/>+ usersCount);</text:span></text:p>
      <text:p text:style-name="P849"><text:s text:c="12"/>}</text:p>
      <text:p text:style-name="P850"/>
      <text:p text:style-name="P851"><text:span text:style-name="T852"><text:s text:c="12"/></text:span><text:span text:style-name="T853">public</text:span><text:span text:style-name="T854"><text:s/></text:span><text:span text:style-name="T855">void</text:span><text:span text:style-name="T856"><text:s/>CreateTicket(</text:span><text:span text:style-name="T857">string</text:span><text:span text:style-name="T858"><text:s/>message)</text:span></text:p>
      <text:p text:style-name="P859"><text:s text:c="12"/>{</text:p>
      <text:p text:style-name="P860"><text:s text:c="16"/>myOpenHelpDesk.CreateTicket(message);</text:p>
      <text:p text:style-name="P861"><text:s text:c="12"/>}</text:p>
      <text:p text:style-name="P862"><text:s text:c="8"/>}</text:p>
      <text:p text:style-name="P863"><text:s text:c="4"/>}</text:p>
      <text:p text:style-name="P864"/>
      <text:p text:style-name="P865"/>
      <text:p text:style-name="P866"/>
      <text:p text:style-name="P867"><text:span text:style-name="T868"><text:s text:c="4"/></text:span><text:span text:style-name="T869">class</text:span><text:span text:style-name="T870"><text:s/></text:span><text:span text:style-name="T871">Program</text:span><text:span text:style-name="T872"><text:s/>:<text:s/></text:span><text:span text:style-name="T873">HelpDeskSystem</text:span></text:p>
      <text:p text:style-name="P874"><text:s text:c="4"/>{</text:p>
      <text:p text:style-name="P875"><text:span text:style-name="T876"><text:s text:c="8"/></text:span><text:span text:style-name="T877">static</text:span><text:span text:style-name="T878"><text:s/></text:span><text:span text:style-name="T879">void</text:span><text:span text:style-name="T880"><text:s/>Main(</text:span><text:span text:style-name="T881">string</text:span><text:span text:style-name="T882">[] args)</text:span></text:p>
      <text:p text:style-name="P883"><text:s text:c="8"/>{</text:p>
      <text:p text:style-name="P884"><text:span text:style-name="T885"><text:s text:c="12"/></text:span><text:span text:style-name="T886">Console</text:span><text:span text:style-name="T887">.WriteLine(</text:span><text:span text:style-name="T888">"Bridge Pattern"</text:span><text:span text:style-name="T889">);</text:span></text:p>
      <text:p text:style-name="P890"/>
      <text:p text:style-name="P891"><text:span text:style-name="T892"><text:s text:c="12"/></text:span><text:span text:style-name="T893">HelpDeskProxy</text:span><text:span text:style-name="T894"><text:s/>userA =<text:s/></text:span><text:span text:style-name="T895">new</text:span><text:span text:style-name="T896"><text:s/></text:span><text:span text:style-name="T897">HelpDeskProxy</text:span><text:span text:style-name="T898">();</text:span></text:p>
      <text:p text:style-name="P899"><text:span text:style-name="T900"><text:s text:c="12"/>userA.CreateTicket(</text:span><text:span text:style-name="T901">"I forgot my password."</text:span><text:span text:style-name="T902">);</text:span></text:p>
      <text:p text:style-name="P903"/>
      <text:p text:style-name="P904"><text:span text:style-name="T905"><text:s text:c="12"/></text:span><text:span text:style-name="T906">Console</text:span><text:span text:style-name="T907">.WriteLine();</text:span></text:p>
      <text:p text:style-name="P908"><text:span text:style-name="T909"><text:s text:c="12"/></text:span><text:span text:style-name="T910">string</text:span><text:span text:style-name="T911"><text:s/>userName =<text:s/></text:span><text:span text:style-name="T912">"userB"</text:span><text:span text:style-name="T913">;</text:span></text:p>
      <text:p text:style-name="P914"><text:span text:style-name="T915"><text:s text:c="12"/></text:span><text:span text:style-name="T916">Portal</text:span><text:span text:style-name="T917"><text:s/>userB =<text:s/></text:span><text:span text:style-name="T918">new</text:span><text:span text:style-name="T919"><text:s/></text:span><text:span text:style-name="T920">Portal</text:span><text:span text:style-name="T921">(</text:span><text:span text:style-name="T922">new</text:span><text:span text:style-name="T923"><text:s/></text:span><text:span text:style-name="T924">OpenHelpDeskProxy</text:span><text:span text:style-name="T925">(userName));</text:span></text:p>
      <text:p text:style-name="P926"><text:span text:style-name="T927"><text:s text:c="12"/>userB.CreateTicket(</text:span><text:span text:style-name="T928">"Internet connection is too slow."</text:span><text:span text:style-name="T929">);</text:span></text:p>
      <text:p text:style-name="P930"/>
      <text:p text:style-name="P931"><text:span text:style-name="T932"><text:s text:c="12"/></text:span><text:span text:style-name="T933">Console</text:span><text:span text:style-name="T934">.ReadLine();</text:span></text:p>
      <text:p text:style-name="P935"><text:s text:c="8"/>}</text:p>
      <text:p text:style-name="P936"><text:span text:style-name="T937"><text:s text:c="4"/>}</text:span></text:p>
      <text:p text:style-name="P938">}</text:p>
      <text:p text:style-name="P939"/>
      <text:p text:style-name="P940">Composite Pattern</text:p>
      <text:p text:style-name="P941">Composite pattern arranges structured hierarchies so that single components and groups of components can be treated in the same way. Pattern has to<text:s/>deal with two types: Components and Composites of those components. Both types should implement common operations of the same interface.</text:p>
      <text:p text:style-name="P942"/>
      <text:p text:style-name="P943"><text:span text:style-name="T944">namespace</text:span><text:span text:style-name="T945"><text:s/>CompositePattern</text:span></text:p>
      <text:p text:style-name="P946">{</text:p>
      <text:p text:style-name="P947"><text:span text:style-name="T948"><text:s text:c="4"/></text:span><text:span text:style-name="T949">public</text:span><text:span text:style-name="T950"><text:s/></text:span><text:span text:style-name="T951">interface</text:span><text:span text:style-name="T952"><text:s/></text:span><text:span text:style-name="T953">IComponent</text:span><text:span text:style-name="T954">&lt;</text:span><text:span text:style-name="T955">T</text:span><text:span text:style-name="T956">&gt;</text:span></text:p>
      <text:p text:style-name="P957"><text:s text:c="4"/>{</text:p>
      <text:p text:style-name="P958"><text:span text:style-name="T959"><text:s text:c="8"/></text:span><text:span text:style-name="T960">T</text:span><text:span text:style-name="T961"><text:s/>Name {<text:s/></text:span><text:span text:style-name="T962">get</text:span><text:span text:style-name="T963">;<text:s/></text:span><text:span text:style-name="T964">set</text:span><text:span text:style-name="T965">; }</text:span></text:p>
      <text:p text:style-name="P966"><text:span text:style-name="T967"><text:s text:c="8"/></text:span><text:span text:style-name="T968">void</text:span><text:span text:style-name="T969"><text:s/>Add(</text:span><text:span text:style-name="T970">IComponent</text:span><text:span text:style-name="T971">&lt;</text:span><text:span text:style-name="T972">T</text:span><text:span text:style-name="T973">&gt; c);</text:span></text:p>
      <text:p text:style-name="P974"><text:span text:style-name="T975"><text:s text:c="8"/></text:span><text:span text:style-name="T976">IComponent</text:span><text:span text:style-name="T977">&lt;</text:span><text:span text:style-name="T978">T</text:span><text:span text:style-name="T979">&gt;</text:span><text:span text:style-name="T980"><text:s/>Find(</text:span><text:span text:style-name="T981">T</text:span><text:span text:style-name="T982"><text:s/>p);</text:span></text:p>
      <text:p text:style-name="P983"><text:span text:style-name="T984"><text:s text:c="8"/></text:span><text:span text:style-name="T985">string</text:span><text:span text:style-name="T986"><text:s/>Output(</text:span><text:span text:style-name="T987">int</text:span><text:span text:style-name="T988"><text:s/>depth = 0);</text:span></text:p>
      <text:p text:style-name="P989"><text:s text:c="4"/>}</text:p>
      <text:p text:style-name="P990"/>
      <text:p text:style-name="P991"><text:span text:style-name="T992"><text:s text:c="4"/></text:span><text:span text:style-name="T993">public</text:span><text:span text:style-name="T994"><text:s/></text:span><text:span text:style-name="T995">class</text:span><text:span text:style-name="T996"><text:s/></text:span><text:span text:style-name="T997">Component</text:span><text:span text:style-name="T998">&lt;</text:span><text:span text:style-name="T999">T</text:span><text:span text:style-name="T1000">&gt; :<text:s/></text:span><text:span text:style-name="T1001">IComponent</text:span><text:span text:style-name="T1002">&lt;</text:span><text:span text:style-name="T1003">T</text:span><text:span text:style-name="T1004">&gt;</text:span></text:p>
      <text:p text:style-name="P1005"><text:s text:c="4"/>{</text:p>
      <text:p text:style-name="P1006"><text:span text:style-name="T1007"><text:s text:c="8"/></text:span><text:span text:style-name="T1008">public</text:span><text:span text:style-name="T1009"><text:s/></text:span><text:span text:style-name="T1010">T</text:span><text:span text:style-name="T1011"><text:s/>Name {<text:s/></text:span><text:span text:style-name="T1012">get</text:span><text:span text:style-name="T1013">;<text:s/></text:span><text:span text:style-name="T1014">set</text:span><text:span text:style-name="T1015">; }</text:span></text:p>
      <text:p text:style-name="P1016"/>
      <text:p text:style-name="P1017"><text:span text:style-name="T1018"><text:s text:c="8"/></text:span><text:span text:style-name="T1019">public</text:span><text:span text:style-name="T1020"><text:s/>Component(</text:span><text:span text:style-name="T1021">T</text:span><text:span text:style-name="T1022"><text:s/>name)</text:span></text:p>
      <text:p text:style-name="P1023"><text:s text:c="8"/>{</text:p>
      <text:p text:style-name="P1024"><text:s text:c="12"/>Name = name;</text:p>
      <text:p text:style-name="P1025"><text:s text:c="8"/>}</text:p>
      <text:p text:style-name="P1026"/>
      <text:p text:style-name="P1027"><text:span text:style-name="T1028"><text:s text:c="8"/></text:span><text:span text:style-name="T1029">public</text:span><text:span text:style-name="T1030"><text:s/></text:span><text:span text:style-name="T1031">void</text:span><text:span text:style-name="T1032"><text:s/>Add(</text:span><text:span text:style-name="T1033">IComponent</text:span><text:span text:style-name="T1034">&lt;</text:span><text:span text:style-name="T1035">T</text:span><text:span text:style-name="T1036">&gt; c)</text:span></text:p>
      <text:p text:style-name="P1037"><text:s text:c="8"/>{</text:p>
      <text:p text:style-name="P1038"><text:span text:style-name="T1039"><text:s text:c="12"/></text:span><text:span text:style-name="T1040">Console</text:span><text:span text:style-name="T1041">.WriteLine(</text:span><text:span text:style-name="T1042">"An item already exists"</text:span><text:span text:style-name="T1043">);</text:span></text:p>
      <text:p text:style-name="P1044"><text:s text:c="8"/>}</text:p>
      <text:p text:style-name="P1045"/>
      <text:p text:style-name="P1046"><text:span text:style-name="T1047"><text:s text:c="8"/></text:span><text:span text:style-name="T1048">public</text:span><text:span text:style-name="T1049"><text:s/></text:span><text:span text:style-name="T1050">IComponent</text:span><text:span text:style-name="T1051">&lt;</text:span><text:span text:style-name="T1052">T</text:span><text:span text:style-name="T1053">&gt;</text:span><text:span text:style-name="T1054"><text:s/>Find(</text:span><text:span text:style-name="T1055">T</text:span><text:span text:style-name="T1056"><text:s/>p)</text:span></text:p>
      <text:p text:style-name="P1057"><text:s text:c="8"/>{</text:p>
      <text:p text:style-name="P1058"><text:span text:style-name="T1059"><text:s text:c="12"/></text:span><text:span text:style-name="T1060">if</text:span><text:span text:style-name="T1061"><text:s/>(Name.Equals(p))</text:span></text:p>
      <text:p text:style-name="P1062"><text:span text:style-name="T1063"><text:s text:c="16"/></text:span><text:span text:style-name="T1064">return</text:span><text:span text:style-name="T1065"><text:s/></text:span><text:span text:style-name="T1066">this</text:span><text:span text:style-name="T1067">;</text:span></text:p>
      <text:p text:style-name="P1068"><text:span text:style-name="T1069"><text:s text:c="12"/></text:span><text:span text:style-name="T1070">else</text:span></text:p>
      <text:p text:style-name="P1071"><text:span text:style-name="T1072"><text:s text:c="16"/></text:span><text:span text:style-name="T1073">return</text:span><text:span text:style-name="T1074"><text:s/></text:span><text:span text:style-name="T1075">null</text:span><text:span text:style-name="T1076">;</text:span></text:p>
      <text:p text:style-name="P1077"><text:s text:c="8"/>}</text:p>
      <text:p text:style-name="P1078"><text:span text:style-name="T1079"><text:s text:c="8"/></text:span><text:span text:style-name="T1080">public</text:span><text:span text:style-name="T1081"><text:s/></text:span><text:span text:style-name="T1082">string</text:span><text:span text:style-name="T1083"><text:s/>Output(</text:span><text:span text:style-name="T1084">int</text:span><text:span text:style-name="T1085"><text:s/>depth = 0)</text:span></text:p>
      <text:p text:style-name="P1086"><text:s text:c="8"/>{</text:p>
      <text:p text:style-name="P1087"><text:span text:style-name="T1088"><text:s text:c="12"/></text:span><text:span text:style-name="T1089">return</text:span><text:span text:style-name="T1090"><text:s/></text:span><text:span text:style-name="T1091">new</text:span><text:span text:style-name="T1092"><text:s/></text:span><text:span text:style-name="T1093">String</text:span><text:span text:style-name="T1094">(</text:span><text:span text:style-name="T1095">' '</text:span><text:span text:style-name="T1096">, depth) + Name.ToString() +<text:s/></text:span><text:span text:style-name="T1097">"\n"</text:span><text:span text:style-name="T1098">;</text:span></text:p>
      <text:p text:style-name="P1099"><text:s text:c="8"/>}</text:p>
      <text:p text:style-name="P1100"><text:s text:c="4"/>}</text:p>
      <text:p text:style-name="P1101"/>
      <text:p text:style-name="P1102"><text:span text:style-name="T1103"><text:s text:c="4"/></text:span><text:span text:style-name="T1104">class</text:span><text:span text:style-name="T1105"><text:s/></text:span><text:span text:style-name="T1106">Composite</text:span><text:span text:style-name="T1107">&lt;</text:span><text:span text:style-name="T1108">T</text:span><text:span text:style-name="T1109">&gt; :<text:s/></text:span><text:span text:style-name="T1110">IComponent</text:span><text:span text:style-name="T1111">&lt;</text:span><text:span text:style-name="T1112">T</text:span><text:span text:style-name="T1113">&gt;</text:span></text:p>
      <text:p text:style-name="P1114"><text:s text:c="4"/>{</text:p>
      <text:p text:style-name="P1115"><text:span text:style-name="T1116"><text:s text:c="8"/></text:span><text:span text:style-name="T1117">public</text:span><text:span text:style-name="T1118"><text:s/></text:span><text:span text:style-name="T1119">T</text:span><text:span text:style-name="T1120"><text:s/>Name {<text:s/></text:span><text:span text:style-name="T1121">get</text:span><text:span text:style-name="T1122">;<text:s/></text:span><text:span text:style-name="T1123">set</text:span><text:span text:style-name="T1124">; }</text:span></text:p>
      <text:p text:style-name="P1125"><text:span text:style-name="T1126"><text:s text:c="8"/></text:span><text:span text:style-name="T1127">List</text:span><text:span text:style-name="T1128">&lt;</text:span><text:span text:style-name="T1129">IComponent</text:span><text:span text:style-name="T1130">&lt;</text:span><text:span text:style-name="T1131">T</text:span><text:span text:style-name="T1132">&gt;&gt;</text:span><text:span text:style-name="T1133"><text:s/>list;</text:span></text:p>
      <text:p text:style-name="P1134"/>
      <text:p text:style-name="P1135"><text:span text:style-name="T1136"><text:s text:c="8"/></text:span><text:span text:style-name="T1137">public</text:span><text:span text:style-name="T1138"><text:s/>Composite(</text:span><text:span text:style-name="T1139">T</text:span><text:span text:style-name="T1140"><text:s/>name)</text:span></text:p>
      <text:p text:style-name="P1141"><text:s text:c="8"/>{</text:p>
      <text:p text:style-name="P1142"><text:s text:c="12"/>Name = name;</text:p>
      <text:p text:style-name="P1143"><text:span text:style-name="T1144"><text:s text:c="12"/>list =<text:s/></text:span><text:span text:style-name="T1145">new</text:span><text:span text:style-name="T1146"><text:s/></text:span><text:span text:style-name="T1147">List</text:span><text:span text:style-name="T1148">&lt;</text:span><text:span text:style-name="T1149">IComponent</text:span><text:span text:style-name="T1150">&lt;</text:span><text:span text:style-name="T1151">T</text:span><text:span text:style-name="T1152">&gt;&gt;();</text:span></text:p>
      <text:p text:style-name="P1153"><text:s text:c="8"/>}</text:p>
      <text:p text:style-name="P1154"/>
      <text:p text:style-name="P1155"><text:span text:style-name="T1156"><text:s text:c="8"/></text:span><text:span text:style-name="T1157">public</text:span><text:span text:style-name="T1158"><text:s/></text:span><text:span text:style-name="T1159">void</text:span><text:span text:style-name="T1160"><text:s/>Add(</text:span><text:span text:style-name="T1161">IComponent</text:span><text:span text:style-name="T1162">&lt;</text:span><text:span text:style-name="T1163">T</text:span><text:span text:style-name="T1164">&gt; c)</text:span></text:p>
      <text:p text:style-name="P1165"><text:s text:c="8"/>{</text:p>
      <text:p text:style-name="P1166"><text:s text:c="12"/>list.Add(c);</text:p>
      <text:p text:style-name="P1167"><text:s text:c="8"/>}</text:p>
      <text:p text:style-name="P1168"/>
      <text:p text:style-name="P1169"><text:span text:style-name="T1170"><text:s text:c="8"/></text:span><text:span text:style-name="T1171">// Recursively looks for an<text:s/></text:span><text:span text:style-name="T1172">item</text:span></text:p>
      <text:soft-page-break/>
      <text:p text:style-name="P1173"><text:span text:style-name="T1174"><text:s text:c="8"/></text:span><text:span text:style-name="T1175">public</text:span><text:span text:style-name="T1176"><text:s/></text:span><text:span text:style-name="T1177">IComponent</text:span><text:span text:style-name="T1178">&lt;</text:span><text:span text:style-name="T1179">T</text:span><text:span text:style-name="T1180">&gt; Find(</text:span><text:span text:style-name="T1181">T</text:span><text:span text:style-name="T1182"><text:s/>p)</text:span></text:p>
      <text:p text:style-name="P1183"><text:s text:c="8"/>{</text:p>
      <text:p text:style-name="P1184"><text:span text:style-name="T1185"><text:s text:c="12"/></text:span><text:span text:style-name="T1186">if</text:span><text:span text:style-name="T1187"><text:s/>(Name.Equals(p)) {</text:span></text:p>
      <text:p text:style-name="P1188"><text:span text:style-name="T1189"><text:s text:c="16"/></text:span><text:span text:style-name="T1190">return</text:span><text:span text:style-name="T1191"><text:s/></text:span><text:span text:style-name="T1192">this</text:span><text:span text:style-name="T1193">;</text:span></text:p>
      <text:p text:style-name="P1194"><text:s text:c="12"/>}</text:p>
      <text:p text:style-name="P1195"><text:span text:style-name="T1196"><text:s text:c="12"/></text:span><text:span text:style-name="T1197">IComponent</text:span><text:span text:style-name="T1198">&lt;</text:span><text:span text:style-name="T1199">T</text:span><text:span text:style-name="T1200">&gt; found =<text:s/></text:span><text:span text:style-name="T1201">null</text:span><text:span text:style-name="T1202">;</text:span></text:p>
      <text:p text:style-name="P1203"><text:span text:style-name="T1204"><text:s text:c="12"/></text:span><text:span text:style-name="T1205">foreach</text:span><text:span text:style-name="T1206"><text:s/>(</text:span><text:span text:style-name="T1207">IComponent</text:span><text:span text:style-name="T1208">&lt;</text:span><text:span text:style-name="T1209">T</text:span><text:span text:style-name="T1210">&gt;</text:span><text:span text:style-name="T1211"><text:s/>component<text:s/></text:span><text:span text:style-name="T1212">in</text:span><text:span text:style-name="T1213"><text:s/>list)</text:span></text:p>
      <text:p text:style-name="P1214"><text:s text:c="12"/>{</text:p>
      <text:p text:style-name="P1215"><text:s text:c="16"/>found = component.Find(p);</text:p>
      <text:p text:style-name="P1216"><text:span text:style-name="T1217"><text:s text:c="16"/></text:span><text:span text:style-name="T1218">if</text:span><text:span text:style-name="T1219"><text:s/>(found !=<text:s/></text:span><text:span text:style-name="T1220">null</text:span><text:span text:style-name="T1221">)</text:span></text:p>
      <text:p text:style-name="P1222"><text:s text:c="16"/>{</text:p>
      <text:p text:style-name="P1223"><text:span text:style-name="T1224"><text:s text:c="20"/></text:span><text:span text:style-name="T1225">break</text:span><text:span text:style-name="T1226">;</text:span></text:p>
      <text:p text:style-name="P1227"><text:s text:c="16"/>}</text:p>
      <text:p text:style-name="P1228"><text:s text:c="12"/>}</text:p>
      <text:p text:style-name="P1229"><text:span text:style-name="T1230"><text:s text:c="12"/></text:span><text:span text:style-name="T1231">return</text:span><text:span text:style-name="T1232"><text:s/>found;</text:span></text:p>
      <text:p text:style-name="P1233"><text:s text:c="8"/>}</text:p>
      <text:p text:style-name="P1234"/>
      <text:p text:style-name="P1235"><text:span text:style-name="T1236"><text:s text:c="8"/></text:span><text:span text:style-name="T1237">// Returns items in a<text:s/></text:span><text:span text:style-name="T1238">format indicating their level in the composite structure</text:span></text:p>
      <text:p text:style-name="P1239"><text:span text:style-name="T1240"><text:s text:c="8"/></text:span><text:span text:style-name="T1241">public</text:span><text:span text:style-name="T1242"><text:s/></text:span><text:span text:style-name="T1243">string</text:span><text:span text:style-name="T1244"><text:s/>Output(</text:span><text:span text:style-name="T1245">int</text:span><text:span text:style-name="T1246"><text:s/>depth = 0)</text:span></text:p>
      <text:p text:style-name="P1247"><text:s text:c="8"/>{</text:p>
      <text:p text:style-name="P1248"><text:span text:style-name="T1249"><text:s text:c="12"/></text:span><text:span text:style-name="T1250">StringBuilder</text:span><text:span text:style-name="T1251"><text:s/>sb =<text:s/></text:span><text:span text:style-name="T1252">new</text:span><text:span text:style-name="T1253"><text:s/></text:span><text:span text:style-name="T1254">StringBuilder</text:span><text:span text:style-name="T1255">(</text:span><text:span text:style-name="T1256">new</text:span><text:span text:style-name="T1257"><text:s/></text:span><text:span text:style-name="T1258">String</text:span><text:span text:style-name="T1259">(</text:span><text:span text:style-name="T1260">' '</text:span><text:span text:style-name="T1261">, depth));</text:span></text:p>
      <text:p text:style-name="P1262"><text:span text:style-name="T1263"><text:s text:c="12"/>sb.Append(Name.ToString() +<text:s/></text:span><text:span text:style-name="T1264">" ("</text:span><text:span text:style-name="T1265"><text:s/>+ list.Count() +<text:s/></text:span><text:span text:style-name="T1266">")\n"</text:span><text:span text:style-name="T1267">);</text:span></text:p>
      <text:p text:style-name="P1268"><text:span text:style-name="T1269"><text:s text:c="12"/></text:span><text:span text:style-name="T1270">foreach</text:span><text:span text:style-name="T1271"><text:s/>(</text:span><text:span text:style-name="T1272">IComponent</text:span><text:span text:style-name="T1273">&lt;</text:span><text:span text:style-name="T1274">T</text:span><text:span text:style-name="T1275">&gt; component<text:s/></text:span><text:span text:style-name="T1276">in</text:span><text:span text:style-name="T1277"><text:s/>list)</text:span></text:p>
      <text:p text:style-name="P1278"><text:s text:c="12"/>{</text:p>
      <text:p text:style-name="P1279"><text:s text:c="16"/>sb.Append(component.Output(depth + 2));</text:p>
      <text:p text:style-name="P1280"><text:s text:c="12"/>}</text:p>
      <text:p text:style-name="P1281"><text:span text:style-name="T1282"><text:s text:c="12"/></text:span><text:span text:style-name="T1283">return</text:span><text:span text:style-name="T1284"><text:s/>sb.ToString();</text:span></text:p>
      <text:p text:style-name="P1285"><text:s text:c="8"/>}</text:p>
      <text:p text:style-name="P1286"><text:s text:c="4"/>}</text:p>
      <text:p text:style-name="P1287"/>
      <text:p text:style-name="P1288"><text:span text:style-name="T1289"><text:s text:c="4"/>class</text:span><text:span text:style-name="T1290"><text:s/></text:span><text:span text:style-name="T1291">Program</text:span></text:p>
      <text:p text:style-name="P1292"><text:s text:c="4"/>{</text:p>
      <text:p text:style-name="P1293"><text:span text:style-name="T1294"><text:s text:c="8"/></text:span><text:span text:style-name="T1295">static</text:span><text:span text:style-name="T1296"><text:s/></text:span><text:span text:style-name="T1297">void</text:span><text:span text:style-name="T1298"><text:s/>Main(</text:span><text:span text:style-name="T1299">string</text:span><text:span text:style-name="T1300">[] args)</text:span></text:p>
      <text:p text:style-name="P1301"><text:s text:c="8"/>{</text:p>
      <text:p text:style-name="P1302"><text:span text:style-name="T1303"><text:s text:c="12"/></text:span><text:span text:style-name="T1304">// Create structure of directories and files</text:span></text:p>
      <text:p text:style-name="P1305"><text:span text:style-name="T1306"><text:s text:c="12"/></text:span><text:span text:style-name="T1307">IComponent</text:span><text:span text:style-name="T1308">&lt;</text:span><text:span text:style-name="T1309">string</text:span><text:span text:style-name="T1310">&gt; logDir =<text:s/></text:span><text:span text:style-name="T1311">new</text:span><text:span text:style-name="T1312"><text:s/></text:span><text:span text:style-name="T1313">Composite</text:span><text:span text:style-name="T1314">&lt;</text:span><text:span text:style-name="T1315">string</text:span><text:span text:style-name="T1316">&gt;(</text:span><text:span text:style-name="T1317">"log"</text:span><text:span text:style-name="T1318">);</text:span></text:p>
      <text:p text:style-name="P1319"><text:span text:style-name="T1320"><text:s text:c="12"/></text:span><text:span text:style-name="T1321">for</text:span><text:span text:style-name="T1322"><text:s/>(</text:span><text:span text:style-name="T1323">int</text:span><text:span text:style-name="T1324"><text:s/>i = 1; i &lt;</text:span><text:span text:style-name="T1325"><text:s/>7; i++)</text:span></text:p>
      <text:p text:style-name="P1326"><text:s text:c="12"/>{</text:p>
      <text:p text:style-name="P1327"><text:span text:style-name="T1328"><text:s text:c="16"/>logDir.Add(</text:span><text:span text:style-name="T1329">new</text:span><text:span text:style-name="T1330"><text:s/></text:span><text:span text:style-name="T1331">Component</text:span><text:span text:style-name="T1332">&lt;</text:span><text:span text:style-name="T1333">string</text:span><text:span text:style-name="T1334">&gt;(i +<text:s/></text:span><text:span text:style-name="T1335">".log"</text:span><text:span text:style-name="T1336">));</text:span></text:p>
      <text:p text:style-name="P1337"><text:s text:c="12"/>}</text:p>
      <text:p text:style-name="P1338"><text:span text:style-name="T1339"><text:s text:c="12"/></text:span><text:span text:style-name="T1340">IComponent</text:span><text:span text:style-name="T1341">&lt;</text:span><text:span text:style-name="T1342">string</text:span><text:span text:style-name="T1343">&gt; backupDir =<text:s/></text:span><text:span text:style-name="T1344">new</text:span><text:span text:style-name="T1345"><text:s/></text:span><text:span text:style-name="T1346">Composite</text:span><text:span text:style-name="T1347">&lt;</text:span><text:span text:style-name="T1348">string</text:span><text:span text:style-name="T1349">&gt;(</text:span><text:span text:style-name="T1350">"backup"</text:span><text:span text:style-name="T1351">);</text:span></text:p>
      <text:p text:style-name="P1352"><text:span text:style-name="T1353"><text:s text:c="12"/></text:span><text:span text:style-name="T1354">for</text:span><text:span text:style-name="T1355"><text:s/>(</text:span><text:span text:style-name="T1356">char</text:span><text:span text:style-name="T1357"><text:s/>c =<text:s/></text:span><text:span text:style-name="T1358">'a'</text:span><text:span text:style-name="T1359">; c &lt;=<text:s/></text:span><text:span text:style-name="T1360">'i'</text:span><text:span text:style-name="T1361">; c++)</text:span></text:p>
      <text:p text:style-name="P1362"><text:s text:c="12"/>{</text:p>
      <text:p text:style-name="P1363"><text:span text:style-name="T1364"><text:s text:c="16"/></text:span><text:span text:style-name="T1365">backupDir.Add(</text:span><text:span text:style-name="T1366">new</text:span><text:span text:style-name="T1367"><text:s/></text:span><text:span text:style-name="T1368">Component</text:span><text:span text:style-name="T1369">&lt;</text:span><text:span text:style-name="T1370">string</text:span><text:span text:style-name="T1371">&gt;(c +<text:s/></text:span><text:span text:style-name="T1372">".bck"</text:span><text:span text:style-name="T1373">));</text:span></text:p>
      <text:p text:style-name="P1374"><text:s text:c="12"/>}</text:p>
      <text:p text:style-name="P1375"><text:span text:style-name="T1376"><text:s text:c="12"/></text:span><text:span text:style-name="T1377">IComponent</text:span><text:span text:style-name="T1378">&lt;</text:span><text:span text:style-name="T1379">string</text:span><text:span text:style-name="T1380">&gt; rootDir =<text:s/></text:span><text:span text:style-name="T1381">new</text:span><text:span text:style-name="T1382"><text:s/></text:span><text:span text:style-name="T1383">Composite</text:span><text:span text:style-name="T1384">&lt;</text:span><text:span text:style-name="T1385">string</text:span><text:span text:style-name="T1386">&gt;(</text:span><text:span text:style-name="T1387">"/"</text:span><text:span text:style-name="T1388">);</text:span></text:p>
      <text:p text:style-name="P1389"><text:s text:c="12"/>rootDir.Add(logDir);</text:p>
      <text:p text:style-name="P1390"><text:s text:c="12"/>rootDir.Add(backupDir);</text:p>
      <text:p text:style-name="P1391"><text:span text:style-name="T1392"><text:s text:c="12"/>rootDir.Add(</text:span><text:span text:style-name="T1393">new</text:span><text:span text:style-name="T1394"><text:s/></text:span><text:span text:style-name="T1395">Component</text:span><text:span text:style-name="T1396">&lt;</text:span><text:span text:style-name="T1397">string</text:span><text:span text:style-name="T1398">&gt;(</text:span><text:span text:style-name="T1399">"readme.</text:span><text:span text:style-name="T1400">txt"</text:span><text:span text:style-name="T1401">));</text:span></text:p>
      <text:p text:style-name="P1402"/>
      <text:p text:style-name="P1403"><text:span text:style-name="T1404"><text:s text:c="12"/></text:span><text:span text:style-name="T1405">// Output structure</text:span></text:p>
      <text:p text:style-name="P1406"><text:span text:style-name="T1407"><text:s text:c="12"/></text:span><text:span text:style-name="T1408">Console</text:span><text:span text:style-name="T1409">.WriteLine(rootDir.Output());</text:span></text:p>
      <text:p text:style-name="P1410"/>
      <text:p text:style-name="P1411"><text:span text:style-name="T1412"><text:s text:c="12"/></text:span><text:span text:style-name="T1413">// Find an item in structure and output it</text:span></text:p>
      <text:p text:style-name="P1414"><text:span text:style-name="T1415"><text:s text:c="12"/></text:span><text:span text:style-name="T1416">Console</text:span><text:span text:style-name="T1417">.WriteLine(rootDir.Find(</text:span><text:span text:style-name="T1418">"5.log"</text:span><text:span text:style-name="T1419">).Output());</text:span></text:p>
      <text:p text:style-name="P1420"/>
      <text:p text:style-name="P1421"><text:span text:style-name="T1422"><text:s text:c="12"/></text:span><text:span text:style-name="T1423">Console</text:span><text:span text:style-name="T1424">.ReadLine();</text:span></text:p>
      <text:p text:style-name="P1425"><text:s text:c="8"/>}</text:p>
      <text:p text:style-name="P1426"><text:s text:c="4"/>}</text:p>
      <text:p text:style-name="P1427">}</text:p>
      <text:p text:style-name="P1428"/>
      <text:p text:style-name="P1429">Flyweight Pattern</text:p>
      <text:p text:style-name="P1430">Flyweight pattern promotes an efficient way to share common information present in small objects that occur in a system in large numbers.</text:p>
      <text:p text:style-name="P1431"/>
      <text:p text:style-name="P1432"><text:span text:style-name="T1433">namespace</text:span><text:span text:style-name="T1434"><text:s/>FlyweightPattern</text:span></text:p>
      <text:p text:style-name="P1435">{</text:p>
      <text:p text:style-name="P1436"><text:span text:style-name="T1437"><text:s text:c="4"/></text:span><text:span text:style-name="T1438">public</text:span><text:span text:style-name="T1439"><text:s/></text:span><text:span text:style-name="T1440">interface</text:span><text:span text:style-name="T1441"><text:s/></text:span><text:span text:style-name="T1442">IFlyweight</text:span></text:p>
      <text:p text:style-name="P1443"><text:s text:c="4"/>{</text:p>
      <text:p text:style-name="P1444"><text:span text:style-name="T1445"><text:s text:c="8"/></text:span><text:span text:style-name="T1446">void</text:span><text:span text:style-name="T1447"><text:s/>Load(</text:span><text:span text:style-name="T1448">string</text:span><text:span text:style-name="T1449"><text:s/></text:span><text:span text:style-name="T1450">filename);</text:span></text:p>
      <text:p text:style-name="P1451"><text:span text:style-name="T1452"><text:s text:c="8"/></text:span><text:span text:style-name="T1453">void</text:span><text:span text:style-name="T1454"><text:s/>Display(</text:span><text:span text:style-name="T1455">PaintEventArgs</text:span><text:span text:style-name="T1456"><text:s/>e,<text:s/></text:span><text:span text:style-name="T1457">int</text:span><text:span text:style-name="T1458"><text:s/>row,<text:s/></text:span><text:span text:style-name="T1459">int</text:span><text:span text:style-name="T1460"><text:s/>col);</text:span></text:p>
      <text:p text:style-name="P1461"><text:s text:c="4"/>}</text:p>
      <text:p text:style-name="P1462"/>
      <text:p text:style-name="P1463"><text:span text:style-name="T1464"><text:s text:c="4"/></text:span><text:span text:style-name="T1465">public</text:span><text:span text:style-name="T1466"><text:s/></text:span><text:span text:style-name="T1467">struct</text:span><text:span text:style-name="T1468"><text:s/></text:span><text:span text:style-name="T1469">Flyweight</text:span><text:span text:style-name="T1470"><text:s/>:<text:s/></text:span><text:span text:style-name="T1471">IFlyweight</text:span></text:p>
      <text:p text:style-name="P1472"><text:s text:c="4"/>{</text:p>
      <text:p text:style-name="P1473"><text:span text:style-name="T1474"><text:s text:c="8"/></text:span><text:span text:style-name="T1475">Image</text:span><text:span text:style-name="T1476"><text:s/>pThumbnail;</text:span></text:p>
      <text:p text:style-name="P1477"/>
      <text:p text:style-name="P1478"><text:span text:style-name="T1479"><text:s text:c="8"/></text:span><text:span text:style-name="T1480">public</text:span><text:span text:style-name="T1481"><text:s/></text:span><text:span text:style-name="T1482">void</text:span><text:span text:style-name="T1483"><text:s/>Load(</text:span><text:span text:style-name="T1484">string</text:span><text:span text:style-name="T1485"><text:s/>filename)</text:span></text:p>
      <text:p text:style-name="P1486"><text:s text:c="8"/>{</text:p>
      <text:p text:style-name="P1487"><text:span text:style-name="T1488"><text:s text:c="12"/>pThumbnail =<text:s/></text:span><text:span text:style-name="T1489">new</text:span><text:span text:style-name="T1490"><text:s/></text:span><text:span text:style-name="T1491">Bitmap</text:span><text:span text:style-name="T1492">(</text:span><text:span text:style-name="T1493">"../../pictures/"</text:span><text:span text:style-name="T1494"><text:s/></text:span><text:span text:style-name="T1495">+ filename +<text:s/></text:span><text:span text:style-name="T1496">".jpg"</text:span><text:span text:style-name="T1497">).</text:span></text:p>
      <text:p text:style-name="P1498"><text:span text:style-name="T1499"><text:s text:c="16"/>GetThumbnailImage(100, 76,<text:s/></text:span><text:span text:style-name="T1500">null</text:span><text:span text:style-name="T1501">,<text:s/></text:span><text:span text:style-name="T1502">new</text:span><text:span text:style-name="T1503"><text:s/></text:span><text:span text:style-name="T1504">IntPtr</text:span><text:span text:style-name="T1505">()); <text:s text:c="11"/></text:span></text:p>
      <text:p text:style-name="P1506"><text:s text:c="8"/>}</text:p>
      <text:p text:style-name="P1507"/>
      <text:p text:style-name="P1508"><text:span text:style-name="T1509"><text:s text:c="8"/></text:span><text:span text:style-name="T1510">public</text:span><text:span text:style-name="T1511"><text:s/></text:span><text:span text:style-name="T1512">void</text:span><text:span text:style-name="T1513"><text:s/>Display(</text:span><text:span text:style-name="T1514">PaintEventArgs</text:span><text:span text:style-name="T1515"><text:s/>e,<text:s/></text:span><text:span text:style-name="T1516">int</text:span><text:span text:style-name="T1517"><text:s/>row,<text:s/></text:span><text:span text:style-name="T1518">int</text:span><text:span text:style-name="T1519"><text:s/>col)</text:span></text:p>
      <text:p text:style-name="P1520"><text:s text:c="8"/>{</text:p>
      <text:p text:style-name="P1521"><text:s text:c="12"/>e.Graphics.DrawImage(pThumbnail, col * 105 + 5, row * 120 +<text:s/>40,</text:p>
      <text:p text:style-name="P1522"><text:s text:c="16"/>pThumbnail.Width, pThumbnail.Height);</text:p>
      <text:p text:style-name="P1523"><text:s text:c="8"/>}</text:p>
      <text:p text:style-name="P1524"><text:s text:c="4"/>}</text:p>
      <text:p text:style-name="P1525"/>
      <text:p text:style-name="P1526"><text:span text:style-name="T1527"><text:s text:c="4"/></text:span><text:span text:style-name="T1528">public</text:span><text:span text:style-name="T1529"><text:s/></text:span><text:span text:style-name="T1530">class</text:span><text:span text:style-name="T1531"><text:s/></text:span><text:span text:style-name="T1532">FlyweightFactory</text:span></text:p>
      <text:p text:style-name="P1533"><text:s text:c="4"/>{</text:p>
      <text:p text:style-name="P1534"><text:span text:style-name="T1535"><text:s text:c="8"/></text:span><text:span text:style-name="T1536">Dictionary</text:span><text:span text:style-name="T1537">&lt;</text:span><text:span text:style-name="T1538">string</text:span><text:span text:style-name="T1539">,<text:s/></text:span><text:span text:style-name="T1540">IFlyweight</text:span><text:span text:style-name="T1541">&gt; flyweights =<text:s/></text:span><text:span text:style-name="T1542">new</text:span><text:span text:style-name="T1543"><text:s/></text:span><text:span text:style-name="T1544">Dictionary</text:span><text:span text:style-name="T1545">&lt;</text:span><text:span text:style-name="T1546">string</text:span><text:span text:style-name="T1547">,<text:s/></text:span><text:span text:style-name="T1548">IFlyweight</text:span><text:span text:style-name="T1549">&gt;();</text:span></text:p>
      <text:p text:style-name="P1550"/>
      <text:p text:style-name="P1551"><text:span text:style-name="T1552"><text:s text:c="8"/></text:span><text:span text:style-name="T1553">public</text:span><text:span text:style-name="T1554"><text:s/>FlyweightFactory()</text:span></text:p>
      <text:p text:style-name="P1555"><text:s text:c="8"/>{</text:p>
      <text:p text:style-name="P1556"><text:s text:c="6"/><text:s text:c="6"/>flyweights.Clear();</text:p>
      <text:p text:style-name="P1557"><text:s text:c="8"/>}</text:p>
      <text:p text:style-name="P1558"/>
      <text:p text:style-name="P1559"><text:span text:style-name="T1560"><text:s text:c="8"/></text:span><text:span text:style-name="T1561">public</text:span><text:span text:style-name="T1562"><text:s/></text:span><text:span text:style-name="T1563">IFlyweight</text:span><text:span text:style-name="T1564"><text:s/></text:span><text:span text:style-name="T1565">this</text:span><text:span text:style-name="T1566">[</text:span><text:span text:style-name="T1567">string</text:span><text:span text:style-name="T1568"><text:s/>index]</text:span></text:p>
      <text:p text:style-name="P1569"><text:s text:c="8"/>{</text:p>
      <text:p text:style-name="P1570"><text:span text:style-name="T1571"><text:s text:c="12"/></text:span><text:span text:style-name="T1572">get</text:span></text:p>
      <text:p text:style-name="P1573"><text:s text:c="12"/>{</text:p>
      <text:p text:style-name="P1574"><text:span text:style-name="T1575"><text:s text:c="16"/></text:span><text:span text:style-name="T1576">if</text:span><text:span text:style-name="T1577"><text:s/>(!flyweights.ContainsKey(index))</text:span></text:p>
      <text:p text:style-name="P1578"><text:s text:c="16"/>{</text:p>
      <text:p text:style-name="P1579"><text:span text:style-name="T1580"><text:s text:c="20"/>flyweights[index] =<text:s/></text:span><text:span text:style-name="T1581">new</text:span><text:span text:style-name="T1582"><text:s/></text:span><text:span text:style-name="T1583">Flyweight</text:span><text:span text:style-name="T1584">();</text:span></text:p>
      <text:p text:style-name="P1585"><text:s text:c="16"/>}</text:p>
      <text:p text:style-name="P1586"><text:span text:style-name="T1587"><text:s text:c="16"/></text:span><text:span text:style-name="T1588">return</text:span><text:span text:style-name="T1589"><text:s/>flyweights[index];</text:span></text:p>
      <text:p text:style-name="P1590"><text:s text:c="12"/>}</text:p>
      <text:p text:style-name="P1591"><text:s text:c="8"/>}</text:p>
      <text:p text:style-name="P1592"><text:s text:c="4"/>}</text:p>
      <text:p text:style-name="P1593"/>
      <text:p text:style-name="P1594"><text:span text:style-name="T1595"><text:s text:c="4"/></text:span><text:span text:style-name="T1596">class</text:span><text:span text:style-name="T1597"><text:s/></text:span><text:span text:style-name="T1598">Program</text:span></text:p>
      <text:p text:style-name="P1599"><text:s text:c="4"/>{</text:p>
      <text:p text:style-name="P1600"><text:span text:style-name="T1601"><text:s text:c="8"/></text:span><text:span text:style-name="T1602">static</text:span><text:span text:style-name="T1603"><text:s/></text:span><text:span text:style-name="T1604">FlyweightFactory</text:span><text:span text:style-name="T1605"><text:s/>album =<text:s/></text:span><text:span text:style-name="T1606">new</text:span><text:span text:style-name="T1607"><text:s/></text:span><text:span text:style-name="T1608">FlyweightFactory</text:span><text:span text:style-name="T1609">();</text:span></text:p>
      <text:p text:style-name="P1610"><text:span text:style-name="T1611"><text:s text:c="8"/></text:span><text:span text:style-name="T1612">static</text:span><text:span text:style-name="T1613"><text:s/></text:span><text:span text:style-name="T1614">Dictionary</text:span><text:span text:style-name="T1615">&lt;</text:span><text:span text:style-name="T1616">string</text:span><text:span text:style-name="T1617">,<text:s/></text:span><text:span text:style-name="T1618">List</text:span><text:span text:style-name="T1619">&lt;</text:span><text:span text:style-name="T1620">string</text:span><text:span text:style-name="T1621">&gt;&gt;</text:span><text:span text:style-name="T1622"><text:s/>groups =<text:s/></text:span><text:span text:style-name="T1623">new</text:span><text:span text:style-name="T1624"><text:s/></text:span><text:span text:style-name="T1625">Dictionary</text:span><text:span text:style-name="T1626">&lt;</text:span><text:span text:style-name="T1627">string</text:span><text:span text:style-name="T1628">,<text:s/></text:span><text:span text:style-name="T1629">List</text:span><text:span text:style-name="T1630">&lt;</text:span><text:span text:style-name="T1631">string</text:span><text:span text:style-name="T1632">&gt;&gt;();</text:span></text:p>
      <text:p text:style-name="P1633"/>
      <text:p text:style-name="P1634"><text:span text:style-name="T1635"><text:s text:c="8"/></text:span><text:span text:style-name="T1636">public</text:span><text:span text:style-name="T1637"><text:s/></text:span><text:span text:style-name="T1638">void</text:span><text:span text:style-name="T1639"><text:s/>LoadGroups()</text:span></text:p>
      <text:p text:style-name="P1640"><text:s text:c="8"/>{</text:p>
      <text:p text:style-name="P1641"><text:span text:style-name="T1642"><text:s text:c="12"/></text:span><text:span text:style-name="T1643">var</text:span><text:span text:style-name="T1644"><text:s/>myGroups =<text:s/></text:span><text:span text:style-name="T1645">new</text:span><text:span text:style-name="T1646">[]</text:span></text:p>
      <text:soft-page-break/>
      <text:p text:style-name="P1647"><text:s text:c="12"/>{</text:p>
      <text:p text:style-name="P1648"><text:span text:style-name="T1649"><text:s text:c="16"/></text:span><text:span text:style-name="T1650">new</text:span></text:p>
      <text:p text:style-name="P1651"><text:s text:c="16"/>{</text:p>
      <text:p text:style-name="P1652"><text:span text:style-name="T1653"><text:s text:c="20"/>Name =<text:s/></text:span><text:span text:style-name="T1654">"Animals"</text:span><text:span text:style-name="T1655">, Members =<text:s/></text:span><text:span text:style-name="T1656">new</text:span><text:span text:style-name="T1657"><text:s/>[] {<text:s/></text:span><text:span text:style-name="T1658">"Jellyfish"</text:span><text:span text:style-name="T1659">,<text:s/></text:span><text:span text:style-name="T1660">"Koala"</text:span><text:span text:style-name="T1661">,<text:s/></text:span><text:span text:style-name="T1662">"Penguins"</text:span><text:span text:style-name="T1663"><text:s/>}</text:span></text:p>
      <text:p text:style-name="P1664"><text:s text:c="16"/>},</text:p>
      <text:p text:style-name="P1665"><text:span text:style-name="T1666"><text:s text:c="16"/></text:span><text:span text:style-name="T1667">new</text:span></text:p>
      <text:p text:style-name="P1668"><text:s text:c="16"/>{</text:p>
      <text:p text:style-name="P1669"><text:span text:style-name="T1670"><text:s text:c="20"/>Name =<text:s/></text:span><text:span text:style-name="T1671">"Favorite"</text:span><text:span text:style-name="T1672">, Members =<text:s/></text:span><text:span text:style-name="T1673">new</text:span><text:span text:style-name="T1674"><text:s/>[] {<text:s/></text:span><text:span text:style-name="T1675">"Koala"</text:span><text:span text:style-name="T1676">,<text:s/></text:span><text:span text:style-name="T1677">"Penguins"</text:span><text:span text:style-name="T1678">,<text:s/></text:span><text:span text:style-name="T1679">"Tulips"</text:span><text:span text:style-name="T1680">,<text:s/></text:span><text:span text:style-name="T1681">"Lighthouse"</text:span><text:span text:style-name="T1682"><text:s/>}</text:span></text:p>
      <text:p text:style-name="P1683"><text:s text:c="16"/>}</text:p>
      <text:p text:style-name="P1684"><text:s text:c="12"/>};</text:p>
      <text:p text:style-name="P1685"/>
      <text:p text:style-name="P1686"><text:span text:style-name="T1687"><text:s text:c="12"/></text:span><text:span text:style-name="T1688">foreach</text:span><text:span text:style-name="T1689"><text:s/>(</text:span><text:span text:style-name="T1690">var</text:span><text:span text:style-name="T1691"><text:s/>g<text:s/></text:span><text:span text:style-name="T1692">in</text:span><text:span text:style-name="T1693"><text:s/>myGroups)</text:span></text:p>
      <text:p text:style-name="P1694"><text:s text:c="6"/><text:s text:c="6"/>{</text:p>
      <text:p text:style-name="P1695"><text:span text:style-name="T1696"><text:s text:c="16"/>groups.Add(g.Name,<text:s/></text:span><text:span text:style-name="T1697">new</text:span><text:span text:style-name="T1698"><text:s/></text:span><text:span text:style-name="T1699">List</text:span><text:span text:style-name="T1700">&lt;</text:span><text:span text:style-name="T1701">string</text:span><text:span text:style-name="T1702">&gt;());</text:span></text:p>
      <text:p text:style-name="P1703"><text:span text:style-name="T1704"><text:s text:c="16"/></text:span><text:span text:style-name="T1705">foreach</text:span><text:span text:style-name="T1706"><text:s/>(</text:span><text:span text:style-name="T1707">string</text:span><text:span text:style-name="T1708"><text:s/>filename<text:s/></text:span><text:span text:style-name="T1709">in</text:span><text:span text:style-name="T1710"><text:s/>g.Members)</text:span></text:p>
      <text:p text:style-name="P1711"><text:s text:c="16"/>{</text:p>
      <text:p text:style-name="P1712"><text:s text:c="20"/>groups[g.Name].Add(filename);</text:p>
      <text:p text:style-name="P1713"><text:s text:c="20"/>album[filename].Load(filename);</text:p>
      <text:p text:style-name="P1714"><text:s text:c="16"/>}</text:p>
      <text:p text:style-name="P1715"><text:s text:c="12"/>}</text:p>
      <text:p text:style-name="P1716"><text:s text:c="8"/>}</text:p>
      <text:p text:style-name="P1717"/>
      <text:p text:style-name="P1718"><text:span text:style-name="T1719"><text:s text:c="8"/></text:span><text:span text:style-name="T1720">public</text:span><text:span text:style-name="T1721"><text:s/></text:span><text:span text:style-name="T1722">void</text:span><text:span text:style-name="T1723"><text:s/>DisplayGroups(</text:span><text:span text:style-name="T1724">Object</text:span><text:span text:style-name="T1725"><text:s/>source,<text:s/></text:span><text:span text:style-name="T1726">PaintEventArgs</text:span><text:span text:style-name="T1727"><text:s/>e)</text:span></text:p>
      <text:p text:style-name="P1728"><text:s text:c="8"/>{</text:p>
      <text:p text:style-name="P1729"><text:span text:style-name="T1730"><text:s text:c="12"/></text:span><text:span text:style-name="T1731">int</text:span><text:span text:style-name="T1732"><text:s/>row = 0;</text:span></text:p>
      <text:p text:style-name="P1733"><text:span text:style-name="T1734"><text:s text:c="12"/></text:span><text:span text:style-name="T1735">foreach</text:span><text:span text:style-name="T1736"><text:s/>(</text:span><text:span text:style-name="T1737">string</text:span><text:span text:style-name="T1738"><text:s/>groupName<text:s/></text:span><text:span text:style-name="T1739">in</text:span><text:span text:style-name="T1740"><text:s/>groups.Keys)</text:span></text:p>
      <text:p text:style-name="P1741"><text:s text:c="12"/>{</text:p>
      <text:p text:style-name="P1742"><text:span text:style-name="T1743"><text:s text:c="16"/></text:span><text:span text:style-name="T1744">int</text:span><text:span text:style-name="T1745"><text:s/>col = 0;</text:span></text:p>
      <text:p text:style-name="P1746"><text:span text:style-name="T1747"><text:s text:c="16"/></text:span><text:span text:style-name="T1748">e.Graphics.DrawString(groupName,<text:s/></text:span><text:span text:style-name="T1749">new</text:span><text:span text:style-name="T1750"><text:s/></text:span><text:span text:style-name="T1751">Font</text:span><text:span text:style-name="T1752">(</text:span><text:span text:style-name="T1753">"Arial"</text:span><text:span text:style-name="T1754">, 12),</text:span></text:p>
      <text:p text:style-name="P1755"><text:span text:style-name="T1756"><text:s text:c="20"/></text:span><text:span text:style-name="T1757">new</text:span><text:span text:style-name="T1758"><text:s/></text:span><text:span text:style-name="T1759">SolidBrush</text:span><text:span text:style-name="T1760">(</text:span><text:span text:style-name="T1761">Color</text:span><text:span text:style-name="T1762">.Black),<text:s/></text:span><text:span text:style-name="T1763">new</text:span><text:span text:style-name="T1764"><text:s/></text:span><text:span text:style-name="T1765">Point</text:span><text:span text:style-name="T1766">(0, row * 120 + 10)</text:span></text:p>
      <text:p text:style-name="P1767"><text:s text:c="16"/>);</text:p>
      <text:p text:style-name="P1768"><text:span text:style-name="T1769"><text:s text:c="16"/></text:span><text:span text:style-name="T1770">foreach</text:span><text:span text:style-name="T1771"><text:s/>(</text:span><text:span text:style-name="T1772">string</text:span><text:span text:style-name="T1773"><text:s/>filename<text:s/></text:span><text:span text:style-name="T1774">in</text:span><text:span text:style-name="T1775"><text:s/>groups[groupName])</text:span></text:p>
      <text:p text:style-name="P1776"><text:s text:c="16"/>{</text:p>
      <text:p text:style-name="P1777"><text:s text:c="20"/>album[filename].Display(e, row, col);</text:p>
      <text:p text:style-name="P1778"><text:s text:c="20"/>col++;</text:p>
      <text:p text:style-name="P1779"><text:s text:c="16"/>}</text:p>
      <text:p text:style-name="P1780"><text:s text:c="16"/>row++;</text:p>
      <text:p text:style-name="P1781"><text:s text:c="12"/>}</text:p>
      <text:p text:style-name="P1782"><text:s text:c="8"/>}</text:p>
      <text:p text:style-name="P1783"/>
      <text:p text:style-name="P1784"><text:span text:style-name="T1785"><text:s text:c="8"/></text:span><text:span text:style-name="T1786">public</text:span><text:span text:style-name="T1787"><text:s/></text:span><text:span text:style-name="T1788">class</text:span><text:span text:style-name="T1789"><text:s/></text:span><text:span text:style-name="T1790">Window</text:span><text:span text:style-name="T1791"><text:s/>:<text:s/></text:span><text:span text:style-name="T1792">Form</text:span></text:p>
      <text:p text:style-name="P1793"><text:s text:c="8"/>{</text:p>
      <text:p text:style-name="P1794"><text:span text:style-name="T1795"><text:s text:c="12"/></text:span><text:span text:style-name="T1796">public</text:span><text:span text:style-name="T1797"><text:s/>Window()</text:span></text:p>
      <text:p text:style-name="P1798"><text:s text:c="12"/>{</text:p>
      <text:p text:style-name="P1799"><text:span text:style-name="T1800"><text:s text:c="16"/></text:span><text:span text:style-name="T1801">this</text:span><text:span text:style-name="T1802">.Height = 550;</text:span></text:p>
      <text:p text:style-name="P1803"><text:span text:style-name="T1804"><text:s text:c="16"/></text:span><text:span text:style-name="T1805">this</text:span><text:span text:style-name="T1806">.Width = 600;</text:span></text:p>
      <text:p text:style-name="P1807"><text:span text:style-name="T1808"><text:s text:c="16"/></text:span><text:span text:style-name="T1809">this</text:span><text:span text:style-name="T1810">.Text =<text:s/></text:span><text:span text:style-name="T1811">"Picture Groups"</text:span><text:span text:style-name="T1812">;</text:span></text:p>
      <text:p text:style-name="P1813"><text:span text:style-name="T1814"><text:s text:c="16"/></text:span><text:span text:style-name="T1815">Program</text:span><text:span text:style-name="T1816"><text:s/>program =<text:s/></text:span><text:span text:style-name="T1817">new</text:span><text:span text:style-name="T1818"><text:s/></text:span><text:span text:style-name="T1819">Program</text:span><text:span text:style-name="T1820">();</text:span></text:p>
      <text:p text:style-name="P1821"><text:s text:c="16"/>program.LoadGroups();</text:p>
      <text:p text:style-name="P1822"><text:span text:style-name="T1823"><text:s text:c="16"/></text:span><text:span text:style-name="T1824">this</text:span><text:span text:style-name="T1825">.Paint +=<text:s/></text:span><text:span text:style-name="T1826">new</text:span><text:span text:style-name="T1827"><text:s/></text:span><text:span text:style-name="T1828">PaintEventHandler</text:span><text:span text:style-name="T1829">(program.DisplayGroups);</text:span></text:p>
      <text:p text:style-name="P1830"><text:s text:c="12"/>}</text:p>
      <text:p text:style-name="P1831"><text:s text:c="8"/>}</text:p>
      <text:p text:style-name="P1832"/>
      <text:p text:style-name="P1833"><text:span text:style-name="T1834"><text:s text:c="8"/></text:span><text:span text:style-name="T1835">static</text:span><text:span text:style-name="T1836"><text:s/></text:span><text:span text:style-name="T1837">void</text:span><text:span text:style-name="T1838"><text:s/>Main(</text:span><text:span text:style-name="T1839">string</text:span><text:span text:style-name="T1840">[] args)</text:span></text:p>
      <text:p text:style-name="P1841"><text:s text:c="8"/>{</text:p>
      <text:p text:style-name="P1842"><text:span text:style-name="T1843"><text:s text:c="12"/></text:span><text:span text:style-name="T1844">Application</text:span><text:span text:style-name="T1845">.Run(</text:span><text:span text:style-name="T1846">new</text:span><text:span text:style-name="T1847"><text:s/></text:span><text:span text:style-name="T1848">Window</text:span><text:span text:style-name="T1849">());</text:span></text:p>
      <text:p text:style-name="P1850"><text:s text:c="8"/>}</text:p>
      <text:p text:style-name="P1851"><text:s text:c="4"/>}</text:p>
      <text:p text:style-name="P1852"/>
      <text:p text:style-name="P1853">}</text:p>
      <text:p text:style-name="P1854"/>
      <text:p text:style-name="P1855">Adapter Pattern</text:p>
      <text:p text:style-name="P1856"><text:span text:style-name="T1857">Adapter Pattern is useful wherever there is code to be wrapped up and redirected to a different impl</text:span><text:span text:style-name="T1858">e</text:span><text:span text:style-name="T1859">mentation. Ada</text:span><text:span text:style-name="T1860">pter can put in varying amounts of work to adapt base implementation to new interface. The simplest adaption is just to reroute a method call to one of a different name</text:span><text:span text:style-name="T1861">.</text:span></text:p>
      <text:p text:style-name="P1862"/>
      <text:p text:style-name="P1863"><text:span text:style-name="T1864">namespace</text:span><text:span text:style-name="T1865"><text:s/>AdapterPattern</text:span></text:p>
      <text:p text:style-name="P1866">{</text:p>
      <text:p text:style-name="P1867"><text:span text:style-name="T1868"><text:s text:c="4"/></text:span><text:span text:style-name="T1869">// Existing way of implementation</text:span></text:p>
      <text:p text:style-name="P1870"><text:span text:style-name="T1871"><text:s text:c="4"/></text:span><text:span text:style-name="T1872">public</text:span><text:span text:style-name="T1873"><text:s/></text:span><text:span text:style-name="T1874">class</text:span><text:span text:style-name="T1875"><text:s/></text:span><text:span text:style-name="T1876">Adaptee</text:span></text:p>
      <text:p text:style-name="P1877"><text:s text:c="4"/>{</text:p>
      <text:p text:style-name="P1878"><text:span text:style-name="T1879"><text:s text:c="8"/></text:span><text:span text:style-name="T1880">public</text:span><text:span text:style-name="T1881"><text:s/></text:span><text:span text:style-name="T1882">double</text:span><text:span text:style-name="T1883"><text:s/>Divide(</text:span><text:span text:style-name="T1884">double</text:span><text:span text:style-name="T1885"><text:s/>a,<text:s/></text:span><text:span text:style-name="T1886">double</text:span><text:span text:style-name="T1887"><text:s/>b)</text:span></text:p>
      <text:p text:style-name="P1888"><text:s text:c="8"/>{</text:p>
      <text:p text:style-name="P1889"><text:span text:style-name="T1890"><text:s text:c="12"/></text:span><text:span text:style-name="T1891">return</text:span><text:span text:style-name="T1892"><text:s/>a / b;</text:span></text:p>
      <text:p text:style-name="P1893"><text:s text:c="8"/>}</text:p>
      <text:p text:style-name="P1894"><text:s text:c="4"/>}</text:p>
      <text:p text:style-name="P1895"/>
      <text:p text:style-name="P1896"><text:span text:style-name="T1897"><text:s text:c="4"/></text:span><text:span text:style-name="T1898">// Required standard</text:span></text:p>
      <text:p text:style-name="P1899"><text:span text:style-name="T1900"><text:s text:c="4"/></text:span><text:span text:style-name="T1901">public</text:span><text:span text:style-name="T1902"><text:s/></text:span><text:span text:style-name="T1903">interface</text:span><text:span text:style-name="T1904"><text:s/></text:span><text:span text:style-name="T1905">ITarget</text:span></text:p>
      <text:p text:style-name="P1906"><text:s text:c="4"/>{</text:p>
      <text:p text:style-name="P1907"><text:span text:style-name="T1908"><text:s text:c="8"/></text:span><text:span text:style-name="T1909">string</text:span><text:span text:style-name="T1910"><text:s/>DivideRound(</text:span><text:span text:style-name="T1911">int</text:span><text:span text:style-name="T1912"><text:s/>a,<text:s/></text:span><text:span text:style-name="T1913">int</text:span><text:span text:style-name="T1914"><text:s/>b);</text:span></text:p>
      <text:p text:style-name="P1915"><text:s text:c="4"/>}</text:p>
      <text:p text:style-name="P1916"/>
      <text:p text:style-name="P1917"><text:span text:style-name="T1918"><text:s text:c="4"/></text:span><text:span text:style-name="T1919">// Implementing new<text:s/></text:span><text:span text:style-name="T1920">standard via existed implementation</text:span></text:p>
      <text:p text:style-name="P1921"><text:span text:style-name="T1922"><text:s text:c="4"/></text:span><text:span text:style-name="T1923">public</text:span><text:span text:style-name="T1924"><text:s/></text:span><text:span text:style-name="T1925">class</text:span><text:span text:style-name="T1926"><text:s/></text:span><text:span text:style-name="T1927">Adapter</text:span><text:span text:style-name="T1928"><text:s/>:<text:s/></text:span><text:span text:style-name="T1929">Adaptee</text:span><text:span text:style-name="T1930">,<text:s/></text:span><text:span text:style-name="T1931">ITarget</text:span></text:p>
      <text:p text:style-name="P1932"><text:s text:c="4"/>{</text:p>
      <text:p text:style-name="P1933"><text:span text:style-name="T1934"><text:s text:c="8"/></text:span><text:span text:style-name="T1935">public</text:span><text:span text:style-name="T1936"><text:s/></text:span><text:span text:style-name="T1937">string</text:span><text:span text:style-name="T1938"><text:s/>DivideRound(</text:span><text:span text:style-name="T1939">int</text:span><text:span text:style-name="T1940"><text:s/>a,<text:s/></text:span><text:span text:style-name="T1941">int</text:span><text:span text:style-name="T1942"><text:s/>b)</text:span></text:p>
      <text:p text:style-name="P1943"><text:s text:c="8"/>{</text:p>
      <text:p text:style-name="P1944"><text:span text:style-name="T1945"><text:s text:c="12"/></text:span><text:span text:style-name="T1946">return</text:span><text:span text:style-name="T1947"><text:s/></text:span><text:span text:style-name="T1948">"Round "</text:span><text:span text:style-name="T1949"><text:s/>+ (</text:span><text:span text:style-name="T1950">int</text:span><text:span text:style-name="T1951">)System.</text:span><text:span text:style-name="T1952">Math</text:span><text:span text:style-name="T1953">.Round(Divide(a, b));</text:span></text:p>
      <text:p text:style-name="P1954"><text:s text:c="8"/>}</text:p>
      <text:p text:style-name="P1955"><text:s text:c="4"/>}</text:p>
      <text:p text:style-name="P1956"/>
      <text:p text:style-name="P1957"><text:span text:style-name="T1958"><text:s text:c="4"/></text:span><text:span text:style-name="T1959">class</text:span><text:span text:style-name="T1960"><text:s/></text:span><text:span text:style-name="T1961">Program</text:span></text:p>
      <text:p text:style-name="P1962"><text:s text:c="4"/>{</text:p>
      <text:p text:style-name="P1963"><text:span text:style-name="T1964"><text:s text:c="8"/></text:span><text:span text:style-name="T1965">static</text:span><text:span text:style-name="T1966"><text:s/></text:span><text:span text:style-name="T1967">void</text:span><text:span text:style-name="T1968"><text:s/>Main(</text:span><text:span text:style-name="T1969">string</text:span><text:span text:style-name="T1970">[] args)</text:span></text:p>
      <text:p text:style-name="P1971"><text:s text:c="8"/>{</text:p>
      <text:p text:style-name="P1972"><text:span text:style-name="T1973"><text:s text:c="12"/></text:span><text:span text:style-name="T1974">Console</text:span><text:span text:style-name="T1975">.Write(</text:span><text:span text:style-name="T1976">"Before the new standard, precise value: "</text:span><text:span text:style-name="T1977">);</text:span></text:p>
      <text:p text:style-name="P1978"><text:span text:style-name="T1979"><text:s text:c="12"/></text:span><text:span text:style-name="T1980">Adaptee</text:span><text:span text:style-name="T1981"><text:s/>first =<text:s/></text:span><text:span text:style-name="T1982">new</text:span><text:span text:style-name="T1983"><text:s/></text:span><text:span text:style-name="T1984">Adaptee</text:span><text:span text:style-name="T1985">();</text:span></text:p>
      <text:p text:style-name="P1986"><text:span text:style-name="T1987"><text:s text:c="12"/></text:span><text:span text:style-name="T1988">Console</text:span><text:span text:style-name="T1989">.WriteLine(first.Divide(5, 3));</text:span></text:p>
      <text:p text:style-name="P1990"/>
      <text:p text:style-name="P1991"><text:span text:style-name="T1992"><text:s text:c="12"/></text:span><text:span text:style-name="T1993">Console</text:span><text:span text:style-name="T1994">.Write(</text:span><text:span text:style-name="T1995">"Moving to the</text:span><text:span text:style-name="T1996"><text:s/>new standard: "</text:span><text:span text:style-name="T1997">);</text:span></text:p>
      <text:p text:style-name="P1998"><text:span text:style-name="T1999"><text:s text:c="12"/></text:span><text:span text:style-name="T2000">ITarget</text:span><text:span text:style-name="T2001"><text:s/>second =<text:s/></text:span><text:span text:style-name="T2002">new</text:span><text:span text:style-name="T2003"><text:s/></text:span><text:span text:style-name="T2004">Adapter</text:span><text:span text:style-name="T2005">();</text:span></text:p>
      <text:p text:style-name="P2006"><text:span text:style-name="T2007"><text:s text:c="12"/></text:span><text:span text:style-name="T2008">Console</text:span><text:span text:style-name="T2009">.WriteLine(second.DivideRound(5, 3));</text:span></text:p>
      <text:p text:style-name="P2010"/>
      <text:p text:style-name="P2011"><text:span text:style-name="T2012"><text:s text:c="12"/></text:span><text:span text:style-name="T2013">Console</text:span><text:span text:style-name="T2014">.ReadLine();</text:span></text:p>
      <text:p text:style-name="P2015"/>
      <text:p text:style-name="P2016"><text:s text:c="8"/>}</text:p>
      <text:p text:style-name="P2017"><text:s text:c="4"/>}</text:p>
      <text:p text:style-name="P2018"/>
      <text:p text:style-name="P2019">}</text:p>
      <text:p text:style-name="P2020"/>
      <text:soft-page-break/>
      <text:p text:style-name="P2021">Facade Pattern</text:p>
      <text:p text:style-name="P2022">Facade pattern provides high-level access to subsystems whose details are hidden from users.</text:p>
      <text:p text:style-name="P2023"/>
      <text:p text:style-name="P2024"><text:span text:style-name="T2025">namespace</text:span><text:span text:style-name="T2026"><text:s/>FacadeLibrary</text:span></text:p>
      <text:p text:style-name="P2027">{</text:p>
      <text:p text:style-name="P2028"><text:span text:style-name="T2029"><text:s text:c="4"/></text:span><text:span text:style-name="T2030">internal</text:span><text:span text:style-name="T2031"><text:s/></text:span><text:span text:style-name="T2032">class</text:span><text:span text:style-name="T2033"><text:s/></text:span><text:span text:style-name="T2034">SubsystemA</text:span></text:p>
      <text:p text:style-name="P2035"><text:s text:c="4"/>{</text:p>
      <text:p text:style-name="P2036"><text:span text:style-name="T2037"><text:s text:c="8"/></text:span><text:span text:style-name="T2038">internal</text:span><text:span text:style-name="T2039"><text:s/></text:span><text:span text:style-name="T2040">string</text:span><text:span text:style-name="T2041"><text:s/>A1()</text:span></text:p>
      <text:p text:style-name="P2042"><text:s text:c="8"/>{</text:p>
      <text:p text:style-name="P2043"><text:span text:style-name="T2044"><text:s text:c="12"/></text:span><text:span text:style-name="T2045">return</text:span><text:span text:style-name="T2046"><text:s/></text:span><text:span text:style-name="T2047">"SubsystemA -&gt; A1\n"</text:span><text:span text:style-name="T2048">;</text:span></text:p>
      <text:p text:style-name="P2049"><text:s text:c="8"/>}</text:p>
      <text:p text:style-name="P2050"><text:span text:style-name="T2051"><text:s text:c="8"/></text:span><text:span text:style-name="T2052">internal</text:span><text:span text:style-name="T2053"><text:s/></text:span><text:span text:style-name="T2054">string</text:span><text:span text:style-name="T2055"><text:s/>A2()</text:span></text:p>
      <text:p text:style-name="P2056"><text:s text:c="8"/>{</text:p>
      <text:p text:style-name="P2057"><text:span text:style-name="T2058"><text:s text:c="12"/></text:span><text:span text:style-name="T2059">return</text:span><text:span text:style-name="T2060"><text:s/></text:span><text:span text:style-name="T2061">"SubsystemA -&gt; A2\n"</text:span><text:span text:style-name="T2062">;</text:span></text:p>
      <text:p text:style-name="P2063"><text:s text:c="8"/>}</text:p>
      <text:p text:style-name="P2064"><text:s text:c="4"/>}</text:p>
      <text:p text:style-name="P2065"/>
      <text:p text:style-name="P2066"><text:span text:style-name="T2067"><text:s text:c="4"/></text:span><text:span text:style-name="T2068">internal</text:span><text:span text:style-name="T2069"><text:s/></text:span><text:span text:style-name="T2070">class</text:span><text:span text:style-name="T2071"><text:s/></text:span><text:span text:style-name="T2072">SubsystemB</text:span></text:p>
      <text:p text:style-name="P2073"><text:s text:c="4"/>{</text:p>
      <text:p text:style-name="P2074"><text:span text:style-name="T2075"><text:s text:c="8"/></text:span><text:span text:style-name="T2076">internal</text:span><text:span text:style-name="T2077"><text:s/></text:span><text:span text:style-name="T2078">string</text:span><text:span text:style-name="T2079"><text:s/>B1()</text:span></text:p>
      <text:p text:style-name="P2080"><text:s text:c="8"/>{</text:p>
      <text:p text:style-name="P2081"><text:span text:style-name="T2082"><text:s text:c="12"/></text:span><text:span text:style-name="T2083">return</text:span><text:span text:style-name="T2084"><text:s/></text:span><text:span text:style-name="T2085">"SubsystemB -&gt; B1\n"</text:span><text:span text:style-name="T2086">;</text:span></text:p>
      <text:p text:style-name="P2087"><text:s text:c="8"/>}</text:p>
      <text:p text:style-name="P2088"><text:s text:c="4"/>}</text:p>
      <text:p text:style-name="P2089"/>
      <text:p text:style-name="P2090"><text:span text:style-name="T2091"><text:s text:c="4"/></text:span><text:span text:style-name="T2092">internal</text:span><text:span text:style-name="T2093"><text:s/></text:span><text:span text:style-name="T2094">class</text:span><text:span text:style-name="T2095"><text:s/></text:span><text:span text:style-name="T2096">SubsystemC</text:span></text:p>
      <text:p text:style-name="P2097"><text:s text:c="4"/>{</text:p>
      <text:p text:style-name="P2098"><text:span text:style-name="T2099"><text:s text:c="8"/></text:span><text:span text:style-name="T2100">internal</text:span><text:span text:style-name="T2101"><text:s/></text:span><text:span text:style-name="T2102">string</text:span><text:span text:style-name="T2103"><text:s/>C1()</text:span></text:p>
      <text:p text:style-name="P2104"><text:s text:c="8"/>{</text:p>
      <text:p text:style-name="P2105"><text:span text:style-name="T2106"><text:s text:c="12"/></text:span><text:span text:style-name="T2107">return</text:span><text:span text:style-name="T2108"><text:s/></text:span><text:span text:style-name="T2109">"SubsystemC -&gt; C1\n"</text:span><text:span text:style-name="T2110">;</text:span></text:p>
      <text:p text:style-name="P2111"><text:s text:c="8"/>}</text:p>
      <text:p text:style-name="P2112"><text:s text:c="4"/>}</text:p>
      <text:p text:style-name="P2113"/>
      <text:p text:style-name="P2114"><text:span text:style-name="T2115"><text:s text:c="4"/></text:span><text:span text:style-name="T2116">public</text:span><text:span text:style-name="T2117"><text:s/></text:span><text:span text:style-name="T2118">static</text:span><text:span text:style-name="T2119"><text:s/></text:span><text:span text:style-name="T2120">class</text:span><text:span text:style-name="T2121"><text:s/></text:span><text:span text:style-name="T2122">Facade</text:span></text:p>
      <text:p text:style-name="P2123"><text:s text:c="4"/>{</text:p>
      <text:p text:style-name="P2124"><text:span text:style-name="T2125"><text:s text:c="8"/></text:span><text:span text:style-name="T2126">static</text:span><text:span text:style-name="T2127"><text:s/></text:span><text:span text:style-name="T2128">SubsystemA</text:span><text:span text:style-name="T2129"><text:s/>a =<text:s/></text:span><text:span text:style-name="T2130">new</text:span><text:span text:style-name="T2131"><text:s/></text:span><text:span text:style-name="T2132">SubsystemA</text:span><text:span text:style-name="T2133">();</text:span></text:p>
      <text:p text:style-name="P2134"><text:span text:style-name="T2135"><text:s text:c="8"/></text:span><text:span text:style-name="T2136">static</text:span><text:span text:style-name="T2137"><text:s/></text:span><text:span text:style-name="T2138">SubsystemB</text:span><text:span text:style-name="T2139"><text:s/>b =<text:s/></text:span><text:span text:style-name="T2140">new</text:span><text:span text:style-name="T2141"><text:s/></text:span><text:span text:style-name="T2142">SubsystemB</text:span><text:span text:style-name="T2143">();</text:span></text:p>
      <text:p text:style-name="P2144"><text:span text:style-name="T2145"><text:s text:c="8"/></text:span><text:span text:style-name="T2146">static</text:span><text:span text:style-name="T2147"><text:s/></text:span><text:span text:style-name="T2148">SubsystemC</text:span><text:span text:style-name="T2149"><text:s/>c =<text:s/></text:span><text:span text:style-name="T2150">new</text:span><text:span text:style-name="T2151"><text:s/></text:span><text:span text:style-name="T2152">SubsystemC</text:span><text:span text:style-name="T2153">();</text:span></text:p>
      <text:p text:style-name="P2154"/>
      <text:p text:style-name="P2155"><text:span text:style-name="T2156"><text:s text:c="8"/></text:span><text:span text:style-name="T2157">public</text:span><text:span text:style-name="T2158"><text:s/></text:span><text:span text:style-name="T2159">static</text:span><text:span text:style-name="T2160"><text:s/></text:span><text:span text:style-name="T2161">void</text:span><text:span text:style-name="T2162"><text:s/>Operation1()</text:span></text:p>
      <text:p text:style-name="P2163"><text:s text:c="8"/>{</text:p>
      <text:p text:style-name="P2164"><text:span text:style-name="T2165"><text:s text:c="12"/></text:span><text:span text:style-name="T2166">Console</text:span><text:span text:style-name="T2167">.WriteLine(</text:span><text:span text:style-name="T2168">"Operation1\n"</text:span><text:span text:style-name="T2169">);</text:span></text:p>
      <text:p text:style-name="P2170"><text:span text:style-name="T2171"><text:s text:c="12"/></text:span><text:span text:style-name="T2172">Console</text:span><text:span text:style-name="T2173">.WriteLine(a.A1() + a.A2() + b.B1());</text:span></text:p>
      <text:p text:style-name="P2174"><text:s text:c="8"/>}</text:p>
      <text:p text:style-name="P2175"/>
      <text:p text:style-name="P2176"><text:span text:style-name="T2177"><text:s text:c="8"/></text:span><text:span text:style-name="T2178">public</text:span><text:span text:style-name="T2179"><text:s/></text:span><text:span text:style-name="T2180">static</text:span><text:span text:style-name="T2181"><text:s/></text:span><text:span text:style-name="T2182">void</text:span><text:span text:style-name="T2183"><text:s/>Operation2()</text:span></text:p>
      <text:p text:style-name="P2184"><text:s text:c="8"/>{</text:p>
      <text:p text:style-name="P2185"><text:span text:style-name="T2186"><text:s text:c="12"/></text:span><text:span text:style-name="T2187">Console</text:span><text:span text:style-name="T2188">.WriteLine(</text:span><text:span text:style-name="T2189">"Operation2\n"</text:span><text:span text:style-name="T2190">);</text:span></text:p>
      <text:p text:style-name="P2191"><text:span text:style-name="T2192"><text:s text:c="12"/></text:span><text:span text:style-name="T2193">Console</text:span><text:span text:style-name="T2194">.WriteLine(b.B1() + c.C1());</text:span></text:p>
      <text:p text:style-name="P2195"><text:s text:c="8"/>}</text:p>
      <text:p text:style-name="P2196"><text:s text:c="4"/>}</text:p>
      <text:p text:style-name="P2197"><text:span text:style-name="T2198">}</text:span></text:p>
      <text:p text:style-name="P2199"/>
      <text:p text:style-name="P2200"><text:span text:style-name="T2201"><text:s text:c="4"/></text:span><text:span text:style-name="T2202">class</text:span><text:span text:style-name="T2203"><text:s/></text:span><text:span text:style-name="T2204">Program</text:span></text:p>
      <text:p text:style-name="P2205"><text:s text:c="4"/>{</text:p>
      <text:p text:style-name="P2206"><text:span text:style-name="T2207"><text:s text:c="8"/></text:span><text:span text:style-name="T2208">static</text:span><text:span text:style-name="T2209"><text:s/></text:span><text:span text:style-name="T2210">void</text:span><text:span text:style-name="T2211"><text:s/>Main(</text:span><text:span text:style-name="T2212">string</text:span><text:span text:style-name="T2213">[] args)</text:span></text:p>
      <text:p text:style-name="P2214"><text:s text:c="8"/>{</text:p>
      <text:p text:style-name="P2215"><text:span text:style-name="T2216"><text:s text:c="12"/></text:span><text:span text:style-name="T2217">Facade</text:span><text:span text:style-name="T2218">.Operation1();</text:span></text:p>
      <text:p text:style-name="P2219"><text:span text:style-name="T2220"><text:s text:c="12"/></text:span><text:span text:style-name="T2221">Facade</text:span><text:span text:style-name="T2222">.Operation2();</text:span></text:p>
      <text:p text:style-name="P2223"><text:s text:c="8"/>}</text:p>
      <text:p text:style-name="P2224"><text:span text:style-name="T2225"><text:s text:c="4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4625in"/>
          <style:tab-stop style:type="right" style:position="6.925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b</meta:initial-creator>
    <dc:creator>rb</dc:creator>
    <meta:creation-date>2016-05-16T12:42:00Z</meta:creation-date>
    <dc:date>2016-05-31T10:50:00Z</dc:date>
    <meta:template xlink:href="Normal.dotm" xlink:type="simple"/>
    <meta:editing-cycles>36</meta:editing-cycles>
    <meta:editing-duration>PT10500S</meta:editing-duration>
    <meta:document-statistic meta:page-count="12" meta:paragraph-count="34" meta:word-count="2613" meta:character-count="17479" meta:row-count="124" meta:non-whitespace-character-count="14900"/>
  </office:meta>
</office:document-meta>
</file>